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43.66mm"/>
    </style:style>
    <style:style style:name="co7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alores-tiempos-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#hilos_archivos</text:p>
          </table:table-cell>
          <table:table-cell office:value-type="string" calcext:value-type="string">
            <text:p>#hilos_max</text:p>
          </table:table-cell>
          <table:table-cell office:value-type="string" calcext:value-type="string">
            <text:p><text:s/>#cant_archivos</text:p>
          </table:table-cell>
          <table:table-cell office:value-type="string" calcext:value-type="string">
            <text:p><text:s/>maximum</text:p>
          </table:table-cell>
          <table:table-cell office:value-type="string" calcext:value-type="string">
            <text:p><text:s/>maximum2</text:p>
          </table:table-cell>
          <table:table-cell office:value-type="string" calcext:value-type="string">
            <text:p>maximum/#cant_archivos</text:p>
          </table:table-cell>
          <table:table-cell office:value-type="string" calcext:value-type="string">
            <text:p>maximum2/#cant_archivos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39632" calcext:value-type="float">
            <text:p>6,39632</text:p>
          </table:table-cell>
          <table:table-cell office:value-type="float" office:value="11.0653" calcext:value-type="float">
            <text:p>11,0653</text:p>
          </table:table-cell>
          <table:table-cell table:formula="of:=[.D2]/[.$C2]" office:value-type="float" office:value="0.00639632" calcext:value-type="float">
            <text:p>0,00639632</text:p>
          </table:table-cell>
          <table:table-cell table:formula="of:=[.E2]/[.$C2]" office:value-type="float" office:value="0.0110653" calcext:value-type="float">
            <text:p>0,0110653</text:p>
          </table:table-cell>
          <table:table-cell table:formula="of:=[.$C2]/[.D2]" office:value-type="float" office:value="156.339895439878" calcext:value-type="float">
            <text:p>156,3398954399</text:p>
          </table:table-cell>
          <table:table-cell table:formula="of:=[.$C2]/[.E2]" office:value-type="float" office:value="90.3726062555918" calcext:value-type="float">
            <text:p>90,3726062556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30975" calcext:value-type="float">
            <text:p>6,30975</text:p>
          </table:table-cell>
          <table:table-cell office:value-type="float" office:value="10.8612" calcext:value-type="float">
            <text:p>10,8612</text:p>
          </table:table-cell>
          <table:table-cell table:formula="of:=[.D3]/[.$C3]" office:value-type="float" office:value="0.00630975" calcext:value-type="float">
            <text:p>0,00630975</text:p>
          </table:table-cell>
          <table:table-cell table:formula="of:=[.E3]/[.$C3]" office:value-type="float" office:value="0.0108612" calcext:value-type="float">
            <text:p>0,0108612</text:p>
          </table:table-cell>
          <table:table-cell table:formula="of:=[.$C3]/[.D3]" office:value-type="float" office:value="158.48488450414" calcext:value-type="float">
            <text:p>158,4848845041</text:p>
          </table:table-cell>
          <table:table-cell table:formula="of:=[.$C3]/[.E3]" office:value-type="float" office:value="92.0708577321106" calcext:value-type="float">
            <text:p>92,070857732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30308" calcext:value-type="float">
            <text:p>6,30308</text:p>
          </table:table-cell>
          <table:table-cell office:value-type="float" office:value="10.934" calcext:value-type="float">
            <text:p>10,934</text:p>
          </table:table-cell>
          <table:table-cell table:formula="of:=[.D4]/[.$C4]" office:value-type="float" office:value="0.00630308" calcext:value-type="float">
            <text:p>0,00630308</text:p>
          </table:table-cell>
          <table:table-cell table:formula="of:=[.E4]/[.$C4]" office:value-type="float" office:value="0.010934" calcext:value-type="float">
            <text:p>0,010934</text:p>
          </table:table-cell>
          <table:table-cell table:formula="of:=[.$C4]/[.D4]" office:value-type="float" office:value="158.652595239153" calcext:value-type="float">
            <text:p>158,6525952392</text:p>
          </table:table-cell>
          <table:table-cell table:formula="of:=[.$C4]/[.E4]" office:value-type="float" office:value="91.4578379367112" calcext:value-type="float">
            <text:p>91,457837936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25455" calcext:value-type="float">
            <text:p>6,25455</text:p>
          </table:table-cell>
          <table:table-cell office:value-type="float" office:value="10.9008" calcext:value-type="float">
            <text:p>10,9008</text:p>
          </table:table-cell>
          <table:table-cell table:formula="of:=[.D5]/[.$C5]" office:value-type="float" office:value="0.00625455" calcext:value-type="float">
            <text:p>0,00625455</text:p>
          </table:table-cell>
          <table:table-cell table:formula="of:=[.E5]/[.$C5]" office:value-type="float" office:value="0.0109008" calcext:value-type="float">
            <text:p>0,0109008</text:p>
          </table:table-cell>
          <table:table-cell table:formula="of:=[.$C5]/[.D5]" office:value-type="float" office:value="159.883604735752" calcext:value-type="float">
            <text:p>159,8836047358</text:p>
          </table:table-cell>
          <table:table-cell table:formula="of:=[.$C5]/[.E5]" office:value-type="float" office:value="91.7363863202701" calcext:value-type="float">
            <text:p>91,736386320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3673" calcext:value-type="float">
            <text:p>6,3673</text:p>
          </table:table-cell>
          <table:table-cell office:value-type="float" office:value="10.9535" calcext:value-type="float">
            <text:p>10,9535</text:p>
          </table:table-cell>
          <table:table-cell table:formula="of:=[.D6]/[.$C6]" office:value-type="float" office:value="0.0063673" calcext:value-type="float">
            <text:p>0,0063673</text:p>
          </table:table-cell>
          <table:table-cell table:formula="of:=[.E6]/[.$C6]" office:value-type="float" office:value="0.0109535" calcext:value-type="float">
            <text:p>0,0109535</text:p>
          </table:table-cell>
          <table:table-cell table:formula="of:=[.$C6]/[.D6]" office:value-type="float" office:value="157.052439809652" calcext:value-type="float">
            <text:p>157,0524398097</text:p>
          </table:table-cell>
          <table:table-cell table:formula="of:=[.$C6]/[.E6]" office:value-type="float" office:value="91.2950198566668" calcext:value-type="float">
            <text:p>91,295019856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1775" calcext:value-type="float">
            <text:p>6,51775</text:p>
          </table:table-cell>
          <table:table-cell office:value-type="float" office:value="10.9603" calcext:value-type="float">
            <text:p>10,9603</text:p>
          </table:table-cell>
          <table:table-cell table:formula="of:=[.D7]/[.$C7]" office:value-type="float" office:value="0.00651775" calcext:value-type="float">
            <text:p>0,00651775</text:p>
          </table:table-cell>
          <table:table-cell table:formula="of:=[.E7]/[.$C7]" office:value-type="float" office:value="0.0109603" calcext:value-type="float">
            <text:p>0,0109603</text:p>
          </table:table-cell>
          <table:table-cell table:formula="of:=[.$C7]/[.D7]" office:value-type="float" office:value="153.427179624871" calcext:value-type="float">
            <text:p>153,4271796249</text:p>
          </table:table-cell>
          <table:table-cell table:formula="of:=[.$C7]/[.E7]" office:value-type="float" office:value="91.2383785115371" calcext:value-type="float">
            <text:p>91,23837851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0677" calcext:value-type="float">
            <text:p>6,50677</text:p>
          </table:table-cell>
          <table:table-cell office:value-type="float" office:value="10.9159" calcext:value-type="float">
            <text:p>10,9159</text:p>
          </table:table-cell>
          <table:table-cell table:formula="of:=[.D8]/[.$C8]" office:value-type="float" office:value="0.00650677" calcext:value-type="float">
            <text:p>0,00650677</text:p>
          </table:table-cell>
          <table:table-cell table:formula="of:=[.E8]/[.$C8]" office:value-type="float" office:value="0.0109159" calcext:value-type="float">
            <text:p>0,0109159</text:p>
          </table:table-cell>
          <table:table-cell table:formula="of:=[.$C8]/[.D8]" office:value-type="float" office:value="153.686083878791" calcext:value-type="float">
            <text:p>153,6860838788</text:p>
          </table:table-cell>
          <table:table-cell table:formula="of:=[.$C8]/[.E8]" office:value-type="float" office:value="91.6094870784819" calcext:value-type="float">
            <text:p>91,609487078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51083" calcext:value-type="float">
            <text:p>6,51083</text:p>
          </table:table-cell>
          <table:table-cell office:value-type="float" office:value="11.0093" calcext:value-type="float">
            <text:p>11,0093</text:p>
          </table:table-cell>
          <table:table-cell table:formula="of:=[.D9]/[.$C9]" office:value-type="float" office:value="0.00651083" calcext:value-type="float">
            <text:p>0,00651083</text:p>
          </table:table-cell>
          <table:table-cell table:formula="of:=[.E9]/[.$C9]" office:value-type="float" office:value="0.0110093" calcext:value-type="float">
            <text:p>0,0110093</text:p>
          </table:table-cell>
          <table:table-cell table:formula="of:=[.$C9]/[.D9]" office:value-type="float" office:value="153.59024886228" calcext:value-type="float">
            <text:p>153,5902488623</text:p>
          </table:table-cell>
          <table:table-cell table:formula="of:=[.$C9]/[.E9]" office:value-type="float" office:value="90.8322963312836" calcext:value-type="float">
            <text:p>90,832296331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57188" calcext:value-type="float">
            <text:p>6,57188</text:p>
          </table:table-cell>
          <table:table-cell office:value-type="float" office:value="10.9668" calcext:value-type="float">
            <text:p>10,9668</text:p>
          </table:table-cell>
          <table:table-cell table:formula="of:=[.D10]/[.$C10]" office:value-type="float" office:value="0.00657188" calcext:value-type="float">
            <text:p>0,00657188</text:p>
          </table:table-cell>
          <table:table-cell table:formula="of:=[.E10]/[.$C10]" office:value-type="float" office:value="0.0109668" calcext:value-type="float">
            <text:p>0,0109668</text:p>
          </table:table-cell>
          <table:table-cell table:formula="of:=[.$C10]/[.D10]" office:value-type="float" office:value="152.163460075351" calcext:value-type="float">
            <text:p>152,1634600754</text:p>
          </table:table-cell>
          <table:table-cell table:formula="of:=[.$C10]/[.E10]" office:value-type="float" office:value="91.1843017106175" calcext:value-type="float">
            <text:p>91,184301710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49299" calcext:value-type="float">
            <text:p>6,49299</text:p>
          </table:table-cell>
          <table:table-cell office:value-type="float" office:value="10.9713" calcext:value-type="float">
            <text:p>10,9713</text:p>
          </table:table-cell>
          <table:table-cell table:formula="of:=[.D11]/[.$C11]" office:value-type="float" office:value="0.00649299" calcext:value-type="float">
            <text:p>0,00649299</text:p>
          </table:table-cell>
          <table:table-cell table:formula="of:=[.E11]/[.$C11]" office:value-type="float" office:value="0.0109713" calcext:value-type="float">
            <text:p>0,0109713</text:p>
          </table:table-cell>
          <table:table-cell table:formula="of:=[.$C11]/[.D11]" office:value-type="float" office:value="154.012250134376" calcext:value-type="float">
            <text:p>154,0122501344</text:p>
          </table:table-cell>
          <table:table-cell table:formula="of:=[.$C11]/[.E11]" office:value-type="float" office:value="91.1469014610848" calcext:value-type="float">
            <text:p>91,146901461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5736" calcext:value-type="float">
            <text:p>6,55736</text:p>
          </table:table-cell>
          <table:table-cell office:value-type="float" office:value="13.5934" calcext:value-type="float">
            <text:p>13,5934</text:p>
          </table:table-cell>
          <table:table-cell table:formula="of:=[.D12]/[.$C12]" office:value-type="float" office:value="0.00655736" calcext:value-type="float">
            <text:p>0,00655736</text:p>
          </table:table-cell>
          <table:table-cell table:formula="of:=[.E12]/[.$C12]" office:value-type="float" office:value="0.0135934" calcext:value-type="float">
            <text:p>0,0135934</text:p>
          </table:table-cell>
          <table:table-cell table:formula="of:=[.$C12]/[.D12]" office:value-type="float" office:value="152.500396501031" calcext:value-type="float">
            <text:p>152,500396501</text:p>
          </table:table-cell>
          <table:table-cell table:formula="of:=[.$C12]/[.E12]" office:value-type="float" office:value="73.565112481057" calcext:value-type="float">
            <text:p>73,565112481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8305" calcext:value-type="float">
            <text:p>6,58305</text:p>
          </table:table-cell>
          <table:table-cell office:value-type="float" office:value="13.5206" calcext:value-type="float">
            <text:p>13,5206</text:p>
          </table:table-cell>
          <table:table-cell table:formula="of:=[.D13]/[.$C13]" office:value-type="float" office:value="0.00658305" calcext:value-type="float">
            <text:p>0,00658305</text:p>
          </table:table-cell>
          <table:table-cell table:formula="of:=[.E13]/[.$C13]" office:value-type="float" office:value="0.0135206" calcext:value-type="float">
            <text:p>0,0135206</text:p>
          </table:table-cell>
          <table:table-cell table:formula="of:=[.$C13]/[.D13]" office:value-type="float" office:value="151.90527187246" calcext:value-type="float">
            <text:p>151,9052718725</text:p>
          </table:table-cell>
          <table:table-cell table:formula="of:=[.$C13]/[.E13]" office:value-type="float" office:value="73.9612147389909" calcext:value-type="float">
            <text:p>73,96121473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56684" calcext:value-type="float">
            <text:p>6,56684</text:p>
          </table:table-cell>
          <table:table-cell office:value-type="float" office:value="13.5627" calcext:value-type="float">
            <text:p>13,5627</text:p>
          </table:table-cell>
          <table:table-cell table:formula="of:=[.D14]/[.$C14]" office:value-type="float" office:value="0.00656684" calcext:value-type="float">
            <text:p>0,00656684</text:p>
          </table:table-cell>
          <table:table-cell table:formula="of:=[.E14]/[.$C14]" office:value-type="float" office:value="0.0135627" calcext:value-type="float">
            <text:p>0,0135627</text:p>
          </table:table-cell>
          <table:table-cell table:formula="of:=[.$C14]/[.D14]" office:value-type="float" office:value="152.280244379336" calcext:value-type="float">
            <text:p>152,2802443793</text:p>
          </table:table-cell>
          <table:table-cell table:formula="of:=[.$C14]/[.E14]" office:value-type="float" office:value="73.7316316072758" calcext:value-type="float">
            <text:p>73,731631607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5334" calcext:value-type="float">
            <text:p>6,5334</text:p>
          </table:table-cell>
          <table:table-cell office:value-type="float" office:value="13.4512" calcext:value-type="float">
            <text:p>13,4512</text:p>
          </table:table-cell>
          <table:table-cell table:formula="of:=[.D15]/[.$C15]" office:value-type="float" office:value="0.0065334" calcext:value-type="float">
            <text:p>0,0065334</text:p>
          </table:table-cell>
          <table:table-cell table:formula="of:=[.E15]/[.$C15]" office:value-type="float" office:value="0.0134512" calcext:value-type="float">
            <text:p>0,0134512</text:p>
          </table:table-cell>
          <table:table-cell table:formula="of:=[.$C15]/[.D15]" office:value-type="float" office:value="153.059662656503" calcext:value-type="float">
            <text:p>153,0596626565</text:p>
          </table:table-cell>
          <table:table-cell table:formula="of:=[.$C15]/[.E15]" office:value-type="float" office:value="74.342809563459" calcext:value-type="float">
            <text:p>74,342809563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55594" calcext:value-type="float">
            <text:p>6,55594</text:p>
          </table:table-cell>
          <table:table-cell office:value-type="float" office:value="13.5375" calcext:value-type="float">
            <text:p>13,5375</text:p>
          </table:table-cell>
          <table:table-cell table:formula="of:=[.D16]/[.$C16]" office:value-type="float" office:value="0.00655594" calcext:value-type="float">
            <text:p>0,00655594</text:p>
          </table:table-cell>
          <table:table-cell table:formula="of:=[.E16]/[.$C16]" office:value-type="float" office:value="0.0135375" calcext:value-type="float">
            <text:p>0,0135375</text:p>
          </table:table-cell>
          <table:table-cell table:formula="of:=[.$C16]/[.D16]" office:value-type="float" office:value="152.533427700681" calcext:value-type="float">
            <text:p>152,5334277007</text:p>
          </table:table-cell>
          <table:table-cell table:formula="of:=[.$C16]/[.E16]" office:value-type="float" office:value="73.8688827331487" calcext:value-type="float">
            <text:p>73,868882733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7977" calcext:value-type="float">
            <text:p>6,57977</text:p>
          </table:table-cell>
          <table:table-cell office:value-type="float" office:value="13.6959" calcext:value-type="float">
            <text:p>13,6959</text:p>
          </table:table-cell>
          <table:table-cell table:formula="of:=[.D17]/[.$C17]" office:value-type="float" office:value="0.00657977" calcext:value-type="float">
            <text:p>0,00657977</text:p>
          </table:table-cell>
          <table:table-cell table:formula="of:=[.E17]/[.$C17]" office:value-type="float" office:value="0.0136959" calcext:value-type="float">
            <text:p>0,0136959</text:p>
          </table:table-cell>
          <table:table-cell table:formula="of:=[.$C17]/[.D17]" office:value-type="float" office:value="151.980996296223" calcext:value-type="float">
            <text:p>151,9809962962</text:p>
          </table:table-cell>
          <table:table-cell table:formula="of:=[.$C17]/[.E17]" office:value-type="float" office:value="73.0145518001738" calcext:value-type="float">
            <text:p>73,014551800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21" calcext:value-type="float">
            <text:p>6,521</text:p>
          </table:table-cell>
          <table:table-cell office:value-type="float" office:value="13.6621" calcext:value-type="float">
            <text:p>13,6621</text:p>
          </table:table-cell>
          <table:table-cell table:formula="of:=[.D18]/[.$C18]" office:value-type="float" office:value="0.006521" calcext:value-type="float">
            <text:p>0,006521</text:p>
          </table:table-cell>
          <table:table-cell table:formula="of:=[.E18]/[.$C18]" office:value-type="float" office:value="0.0136621" calcext:value-type="float">
            <text:p>0,0136621</text:p>
          </table:table-cell>
          <table:table-cell table:formula="of:=[.$C18]/[.D18]" office:value-type="float" office:value="153.350713080816" calcext:value-type="float">
            <text:p>153,3507130808</text:p>
          </table:table-cell>
          <table:table-cell table:formula="of:=[.$C18]/[.E18]" office:value-type="float" office:value="73.1951896121387" calcext:value-type="float">
            <text:p>73,195189612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60373" calcext:value-type="float">
            <text:p>6,60373</text:p>
          </table:table-cell>
          <table:table-cell office:value-type="float" office:value="13.6469" calcext:value-type="float">
            <text:p>13,6469</text:p>
          </table:table-cell>
          <table:table-cell table:formula="of:=[.D19]/[.$C19]" office:value-type="float" office:value="0.00660373" calcext:value-type="float">
            <text:p>0,00660373</text:p>
          </table:table-cell>
          <table:table-cell table:formula="of:=[.E19]/[.$C19]" office:value-type="float" office:value="0.0136469" calcext:value-type="float">
            <text:p>0,0136469</text:p>
          </table:table-cell>
          <table:table-cell table:formula="of:=[.$C19]/[.D19]" office:value-type="float" office:value="151.429570863739" calcext:value-type="float">
            <text:p>151,4295708637</text:p>
          </table:table-cell>
          <table:table-cell table:formula="of:=[.$C19]/[.E19]" office:value-type="float" office:value="73.2767148583195" calcext:value-type="float">
            <text:p>73,276714858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6564" calcext:value-type="float">
            <text:p>6,6564</text:p>
          </table:table-cell>
          <table:table-cell office:value-type="float" office:value="13.7518" calcext:value-type="float">
            <text:p>13,7518</text:p>
          </table:table-cell>
          <table:table-cell table:formula="of:=[.D20]/[.$C20]" office:value-type="float" office:value="0.0066564" calcext:value-type="float">
            <text:p>0,0066564</text:p>
          </table:table-cell>
          <table:table-cell table:formula="of:=[.E20]/[.$C20]" office:value-type="float" office:value="0.0137518" calcext:value-type="float">
            <text:p>0,0137518</text:p>
          </table:table-cell>
          <table:table-cell table:formula="of:=[.$C20]/[.D20]" office:value-type="float" office:value="150.231356288685" calcext:value-type="float">
            <text:p>150,2313562887</text:p>
          </table:table-cell>
          <table:table-cell table:formula="of:=[.$C20]/[.E20]" office:value-type="float" office:value="72.7177533122937" calcext:value-type="float">
            <text:p>72,717753312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79" calcext:value-type="float">
            <text:p>6,57579</text:p>
          </table:table-cell>
          <table:table-cell office:value-type="float" office:value="13.6735" calcext:value-type="float">
            <text:p>13,6735</text:p>
          </table:table-cell>
          <table:table-cell table:formula="of:=[.D21]/[.$C21]" office:value-type="float" office:value="0.00657579" calcext:value-type="float">
            <text:p>0,00657579</text:p>
          </table:table-cell>
          <table:table-cell table:formula="of:=[.E21]/[.$C21]" office:value-type="float" office:value="0.0136735" calcext:value-type="float">
            <text:p>0,0136735</text:p>
          </table:table-cell>
          <table:table-cell table:formula="of:=[.$C21]/[.D21]" office:value-type="float" office:value="152.072982865937" calcext:value-type="float">
            <text:p>152,0729828659</text:p>
          </table:table-cell>
          <table:table-cell table:formula="of:=[.$C21]/[.E21]" office:value-type="float" office:value="73.1341646250046" calcext:value-type="float">
            <text:p>73,13416462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9998" calcext:value-type="float">
            <text:p>6,59998</text:p>
          </table:table-cell>
          <table:table-cell office:value-type="float" office:value="13.6098" calcext:value-type="float">
            <text:p>13,6098</text:p>
          </table:table-cell>
          <table:table-cell table:formula="of:=[.D22]/[.$C22]" office:value-type="float" office:value="0.00659998" calcext:value-type="float">
            <text:p>0,00659998</text:p>
          </table:table-cell>
          <table:table-cell table:formula="of:=[.E22]/[.$C22]" office:value-type="float" office:value="0.0136098" calcext:value-type="float">
            <text:p>0,0136098</text:p>
          </table:table-cell>
          <table:table-cell table:formula="of:=[.$C22]/[.D22]" office:value-type="float" office:value="151.515610653366" calcext:value-type="float">
            <text:p>151,5156106534</text:p>
          </table:table-cell>
          <table:table-cell table:formula="of:=[.$C22]/[.E22]" office:value-type="float" office:value="73.4764654881042" calcext:value-type="float">
            <text:p>73,476465488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6002" calcext:value-type="float">
            <text:p>6,56002</text:p>
          </table:table-cell>
          <table:table-cell office:value-type="float" office:value="13.5691" calcext:value-type="float">
            <text:p>13,5691</text:p>
          </table:table-cell>
          <table:table-cell table:formula="of:=[.D23]/[.$C23]" office:value-type="float" office:value="0.00656002" calcext:value-type="float">
            <text:p>0,00656002</text:p>
          </table:table-cell>
          <table:table-cell table:formula="of:=[.E23]/[.$C23]" office:value-type="float" office:value="0.0135691" calcext:value-type="float">
            <text:p>0,0135691</text:p>
          </table:table-cell>
          <table:table-cell table:formula="of:=[.$C23]/[.D23]" office:value-type="float" office:value="152.438559638538" calcext:value-type="float">
            <text:p>152,4385596385</text:p>
          </table:table-cell>
          <table:table-cell table:formula="of:=[.$C23]/[.E23]" office:value-type="float" office:value="73.696855355182" calcext:value-type="float">
            <text:p>73,696855355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591" calcext:value-type="float">
            <text:p>6,591</text:p>
          </table:table-cell>
          <table:table-cell office:value-type="float" office:value="13.6316" calcext:value-type="float">
            <text:p>13,6316</text:p>
          </table:table-cell>
          <table:table-cell table:formula="of:=[.D24]/[.$C24]" office:value-type="float" office:value="0.006591" calcext:value-type="float">
            <text:p>0,006591</text:p>
          </table:table-cell>
          <table:table-cell table:formula="of:=[.E24]/[.$C24]" office:value-type="float" office:value="0.0136316" calcext:value-type="float">
            <text:p>0,0136316</text:p>
          </table:table-cell>
          <table:table-cell table:formula="of:=[.$C24]/[.D24]" office:value-type="float" office:value="151.722045213169" calcext:value-type="float">
            <text:p>151,7220452132</text:p>
          </table:table-cell>
          <table:table-cell table:formula="of:=[.$C24]/[.E24]" office:value-type="float" office:value="73.3589600633821" calcext:value-type="float">
            <text:p>73,358960063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60847" calcext:value-type="float">
            <text:p>6,60847</text:p>
          </table:table-cell>
          <table:table-cell office:value-type="float" office:value="13.5964" calcext:value-type="float">
            <text:p>13,5964</text:p>
          </table:table-cell>
          <table:table-cell table:formula="of:=[.D25]/[.$C25]" office:value-type="float" office:value="0.00660847" calcext:value-type="float">
            <text:p>0,00660847</text:p>
          </table:table-cell>
          <table:table-cell table:formula="of:=[.E25]/[.$C25]" office:value-type="float" office:value="0.0135964" calcext:value-type="float">
            <text:p>0,0135964</text:p>
          </table:table-cell>
          <table:table-cell table:formula="of:=[.$C25]/[.D25]" office:value-type="float" office:value="151.320956287915" calcext:value-type="float">
            <text:p>151,3209562879</text:p>
          </table:table-cell>
          <table:table-cell table:formula="of:=[.$C25]/[.E25]" office:value-type="float" office:value="73.5488805860375" calcext:value-type="float">
            <text:p>73,54888058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61685" calcext:value-type="float">
            <text:p>6,61685</text:p>
          </table:table-cell>
          <table:table-cell office:value-type="float" office:value="13.6028" calcext:value-type="float">
            <text:p>13,6028</text:p>
          </table:table-cell>
          <table:table-cell table:formula="of:=[.D26]/[.$C26]" office:value-type="float" office:value="0.00661685" calcext:value-type="float">
            <text:p>0,00661685</text:p>
          </table:table-cell>
          <table:table-cell table:formula="of:=[.E26]/[.$C26]" office:value-type="float" office:value="0.0136028" calcext:value-type="float">
            <text:p>0,0136028</text:p>
          </table:table-cell>
          <table:table-cell table:formula="of:=[.$C26]/[.D26]" office:value-type="float" office:value="151.129313797351" calcext:value-type="float">
            <text:p>151,1293137974</text:p>
          </table:table-cell>
          <table:table-cell table:formula="of:=[.$C26]/[.E26]" office:value-type="float" office:value="73.514276472491" calcext:value-type="float">
            <text:p>73,51427647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.6414" calcext:value-type="float">
            <text:p>12,6414</text:p>
          </table:table-cell>
          <table:table-cell office:value-type="float" office:value="21.9488" calcext:value-type="float">
            <text:p>21,9488</text:p>
          </table:table-cell>
          <table:table-cell table:formula="of:=[.D27]/[.$C27]" office:value-type="float" office:value="0.0063207" calcext:value-type="float">
            <text:p>0,0063207</text:p>
          </table:table-cell>
          <table:table-cell table:formula="of:=[.E27]/[.$C27]" office:value-type="float" office:value="0.0109744" calcext:value-type="float">
            <text:p>0,0109744</text:p>
          </table:table-cell>
          <table:table-cell table:formula="of:=[.$C27]/[.D27]" office:value-type="float" office:value="158.210324805797" calcext:value-type="float">
            <text:p>158,2103248058</text:p>
          </table:table-cell>
          <table:table-cell table:formula="of:=[.$C27]/[.E27]" office:value-type="float" office:value="91.1211546872722" calcext:value-type="float">
            <text:p>91,1211546873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2.5593" calcext:value-type="float">
            <text:p>12,5593</text:p>
          </table:table-cell>
          <table:table-cell office:value-type="float" office:value="21.9026" calcext:value-type="float">
            <text:p>21,9026</text:p>
          </table:table-cell>
          <table:table-cell table:formula="of:=[.D28]/[.$C28]" office:value-type="float" office:value="0.00627965" calcext:value-type="float">
            <text:p>0,00627965</text:p>
          </table:table-cell>
          <table:table-cell table:formula="of:=[.E28]/[.$C28]" office:value-type="float" office:value="0.0109513" calcext:value-type="float">
            <text:p>0,0109513</text:p>
          </table:table-cell>
          <table:table-cell table:formula="of:=[.$C28]/[.D28]" office:value-type="float" office:value="159.244543883815" calcext:value-type="float">
            <text:p>159,2445438838</text:p>
          </table:table-cell>
          <table:table-cell table:formula="of:=[.$C28]/[.E28]" office:value-type="float" office:value="91.31336005771" calcext:value-type="float">
            <text:p>91,313360057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2.5789" calcext:value-type="float">
            <text:p>12,5789</text:p>
          </table:table-cell>
          <table:table-cell office:value-type="float" office:value="21.8542" calcext:value-type="float">
            <text:p>21,8542</text:p>
          </table:table-cell>
          <table:table-cell table:formula="of:=[.D29]/[.$C29]" office:value-type="float" office:value="0.00628945" calcext:value-type="float">
            <text:p>0,00628945</text:p>
          </table:table-cell>
          <table:table-cell table:formula="of:=[.E29]/[.$C29]" office:value-type="float" office:value="0.0109271" calcext:value-type="float">
            <text:p>0,0109271</text:p>
          </table:table-cell>
          <table:table-cell table:formula="of:=[.$C29]/[.D29]" office:value-type="float" office:value="158.99641463085" calcext:value-type="float">
            <text:p>158,9964146309</text:p>
          </table:table-cell>
          <table:table-cell table:formula="of:=[.$C29]/[.E29]" office:value-type="float" office:value="91.5155896807021" calcext:value-type="float">
            <text:p>91,515589680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2.7369" calcext:value-type="float">
            <text:p>12,7369</text:p>
          </table:table-cell>
          <table:table-cell office:value-type="float" office:value="22.068" calcext:value-type="float">
            <text:p>22,068</text:p>
          </table:table-cell>
          <table:table-cell table:formula="of:=[.D30]/[.$C30]" office:value-type="float" office:value="0.00636845" calcext:value-type="float">
            <text:p>0,00636845</text:p>
          </table:table-cell>
          <table:table-cell table:formula="of:=[.E30]/[.$C30]" office:value-type="float" office:value="0.011034" calcext:value-type="float">
            <text:p>0,011034</text:p>
          </table:table-cell>
          <table:table-cell table:formula="of:=[.$C30]/[.D30]" office:value-type="float" office:value="157.024079642613" calcext:value-type="float">
            <text:p>157,0240796426</text:p>
          </table:table-cell>
          <table:table-cell table:formula="of:=[.$C30]/[.E30]" office:value-type="float" office:value="90.6289650172195" calcext:value-type="float">
            <text:p>90,628965017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2.5657" calcext:value-type="float">
            <text:p>12,5657</text:p>
          </table:table-cell>
          <table:table-cell office:value-type="float" office:value="21.9052" calcext:value-type="float">
            <text:p>21,9052</text:p>
          </table:table-cell>
          <table:table-cell table:formula="of:=[.D31]/[.$C31]" office:value-type="float" office:value="0.00628285" calcext:value-type="float">
            <text:p>0,00628285</text:p>
          </table:table-cell>
          <table:table-cell table:formula="of:=[.E31]/[.$C31]" office:value-type="float" office:value="0.0109526" calcext:value-type="float">
            <text:p>0,0109526</text:p>
          </table:table-cell>
          <table:table-cell table:formula="of:=[.$C31]/[.D31]" office:value-type="float" office:value="159.163436975258" calcext:value-type="float">
            <text:p>159,1634369753</text:p>
          </table:table-cell>
          <table:table-cell table:formula="of:=[.$C31]/[.E31]" office:value-type="float" office:value="91.3025217756514" calcext:value-type="float">
            <text:p>91,302521775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.0839" calcext:value-type="float">
            <text:p>13,0839</text:p>
          </table:table-cell>
          <table:table-cell office:value-type="float" office:value="21.981" calcext:value-type="float">
            <text:p>21,981</text:p>
          </table:table-cell>
          <table:table-cell table:formula="of:=[.D32]/[.$C32]" office:value-type="float" office:value="0.00654195" calcext:value-type="float">
            <text:p>0,00654195</text:p>
          </table:table-cell>
          <table:table-cell table:formula="of:=[.E32]/[.$C32]" office:value-type="float" office:value="0.0109905" calcext:value-type="float">
            <text:p>0,0109905</text:p>
          </table:table-cell>
          <table:table-cell table:formula="of:=[.$C32]/[.D32]" office:value-type="float" office:value="152.859621366718" calcext:value-type="float">
            <text:p>152,8596213667</text:p>
          </table:table-cell>
          <table:table-cell table:formula="of:=[.$C32]/[.E32]" office:value-type="float" office:value="90.9876711705564" calcext:value-type="float">
            <text:p>90,987671170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3.0156" calcext:value-type="float">
            <text:p>13,0156</text:p>
          </table:table-cell>
          <table:table-cell office:value-type="float" office:value="21.8865" calcext:value-type="float">
            <text:p>21,8865</text:p>
          </table:table-cell>
          <table:table-cell table:formula="of:=[.D33]/[.$C33]" office:value-type="float" office:value="0.0065078" calcext:value-type="float">
            <text:p>0,0065078</text:p>
          </table:table-cell>
          <table:table-cell table:formula="of:=[.E33]/[.$C33]" office:value-type="float" office:value="0.01094325" calcext:value-type="float">
            <text:p>0,01094325</text:p>
          </table:table-cell>
          <table:table-cell table:formula="of:=[.$C33]/[.D33]" office:value-type="float" office:value="153.661759734472" calcext:value-type="float">
            <text:p>153,6617597345</text:p>
          </table:table-cell>
          <table:table-cell table:formula="of:=[.$C33]/[.E33]" office:value-type="float" office:value="91.3805313777899" calcext:value-type="float">
            <text:p>91,380531377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.211" calcext:value-type="float">
            <text:p>13,211</text:p>
          </table:table-cell>
          <table:table-cell office:value-type="float" office:value="22.162" calcext:value-type="float">
            <text:p>22,162</text:p>
          </table:table-cell>
          <table:table-cell table:formula="of:=[.D34]/[.$C34]" office:value-type="float" office:value="0.0066055" calcext:value-type="float">
            <text:p>0,0066055</text:p>
          </table:table-cell>
          <table:table-cell table:formula="of:=[.E34]/[.$C34]" office:value-type="float" office:value="0.011081" calcext:value-type="float">
            <text:p>0,011081</text:p>
          </table:table-cell>
          <table:table-cell table:formula="of:=[.$C34]/[.D34]" office:value-type="float" office:value="151.388994020135" calcext:value-type="float">
            <text:p>151,3889940201</text:p>
          </table:table-cell>
          <table:table-cell table:formula="of:=[.$C34]/[.E34]" office:value-type="float" office:value="90.2445627650934" calcext:value-type="float">
            <text:p>90,2445627651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2.9818" calcext:value-type="float">
            <text:p>12,9818</text:p>
          </table:table-cell>
          <table:table-cell office:value-type="float" office:value="21.8205" calcext:value-type="float">
            <text:p>21,8205</text:p>
          </table:table-cell>
          <table:table-cell table:formula="of:=[.D35]/[.$C35]" office:value-type="float" office:value="0.0064909" calcext:value-type="float">
            <text:p>0,0064909</text:p>
          </table:table-cell>
          <table:table-cell table:formula="of:=[.E35]/[.$C35]" office:value-type="float" office:value="0.01091025" calcext:value-type="float">
            <text:p>0,01091025</text:p>
          </table:table-cell>
          <table:table-cell table:formula="of:=[.$C35]/[.D35]" office:value-type="float" office:value="154.061840422746" calcext:value-type="float">
            <text:p>154,0618404227</text:p>
          </table:table-cell>
          <table:table-cell table:formula="of:=[.$C35]/[.E35]" office:value-type="float" office:value="91.6569281180541" calcext:value-type="float">
            <text:p>91,656928118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3.0438" calcext:value-type="float">
            <text:p>13,0438</text:p>
          </table:table-cell>
          <table:table-cell office:value-type="float" office:value="22.0007" calcext:value-type="float">
            <text:p>22,0007</text:p>
          </table:table-cell>
          <table:table-cell table:formula="of:=[.D36]/[.$C36]" office:value-type="float" office:value="0.0065219" calcext:value-type="float">
            <text:p>0,0065219</text:p>
          </table:table-cell>
          <table:table-cell table:formula="of:=[.E36]/[.$C36]" office:value-type="float" office:value="0.01100035" calcext:value-type="float">
            <text:p>0,01100035</text:p>
          </table:table-cell>
          <table:table-cell table:formula="of:=[.$C36]/[.D36]" office:value-type="float" office:value="153.329551204404" calcext:value-type="float">
            <text:p>153,3295512044</text:p>
          </table:table-cell>
          <table:table-cell table:formula="of:=[.$C36]/[.E36]" office:value-type="float" office:value="90.9061984391406" calcext:value-type="float">
            <text:p>90,906198439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.1338" calcext:value-type="float">
            <text:p>13,1338</text:p>
          </table:table-cell>
          <table:table-cell office:value-type="float" office:value="27.1193" calcext:value-type="float">
            <text:p>27,1193</text:p>
          </table:table-cell>
          <table:table-cell table:formula="of:=[.D37]/[.$C37]" office:value-type="float" office:value="0.0065669" calcext:value-type="float">
            <text:p>0,0065669</text:p>
          </table:table-cell>
          <table:table-cell table:formula="of:=[.E37]/[.$C37]" office:value-type="float" office:value="0.01355965" calcext:value-type="float">
            <text:p>0,01355965</text:p>
          </table:table-cell>
          <table:table-cell table:formula="of:=[.$C37]/[.D37]" office:value-type="float" office:value="152.278853035679" calcext:value-type="float">
            <text:p>152,2788530357</text:p>
          </table:table-cell>
          <table:table-cell table:formula="of:=[.$C37]/[.E37]" office:value-type="float" office:value="73.7482162150203" calcext:value-type="float">
            <text:p>73,7482162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3.0586" calcext:value-type="float">
            <text:p>13,0586</text:p>
          </table:table-cell>
          <table:table-cell office:value-type="float" office:value="26.9838" calcext:value-type="float">
            <text:p>26,9838</text:p>
          </table:table-cell>
          <table:table-cell table:formula="of:=[.D38]/[.$C38]" office:value-type="float" office:value="0.0065293" calcext:value-type="float">
            <text:p>0,0065293</text:p>
          </table:table-cell>
          <table:table-cell table:formula="of:=[.E38]/[.$C38]" office:value-type="float" office:value="0.0134919" calcext:value-type="float">
            <text:p>0,0134919</text:p>
          </table:table-cell>
          <table:table-cell table:formula="of:=[.$C38]/[.D38]" office:value-type="float" office:value="153.155774738487" calcext:value-type="float">
            <text:p>153,1557747385</text:p>
          </table:table-cell>
          <table:table-cell table:formula="of:=[.$C38]/[.E38]" office:value-type="float" office:value="74.1185452011948" calcext:value-type="float">
            <text:p>74,118545201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.1678" calcext:value-type="float">
            <text:p>13,1678</text:p>
          </table:table-cell>
          <table:table-cell office:value-type="float" office:value="27.1948" calcext:value-type="float">
            <text:p>27,1948</text:p>
          </table:table-cell>
          <table:table-cell table:formula="of:=[.D39]/[.$C39]" office:value-type="float" office:value="0.0065839" calcext:value-type="float">
            <text:p>0,0065839</text:p>
          </table:table-cell>
          <table:table-cell table:formula="of:=[.E39]/[.$C39]" office:value-type="float" office:value="0.0135974" calcext:value-type="float">
            <text:p>0,0135974</text:p>
          </table:table-cell>
          <table:table-cell table:formula="of:=[.$C39]/[.D39]" office:value-type="float" office:value="151.885660474795" calcext:value-type="float">
            <text:p>151,8856604748</text:p>
          </table:table-cell>
          <table:table-cell table:formula="of:=[.$C39]/[.E39]" office:value-type="float" office:value="73.5434715460309" calcext:value-type="float">
            <text:p>73,54347154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3.0684" calcext:value-type="float">
            <text:p>13,0684</text:p>
          </table:table-cell>
          <table:table-cell office:value-type="float" office:value="27.0107" calcext:value-type="float">
            <text:p>27,0107</text:p>
          </table:table-cell>
          <table:table-cell table:formula="of:=[.D40]/[.$C40]" office:value-type="float" office:value="0.0065342" calcext:value-type="float">
            <text:p>0,0065342</text:p>
          </table:table-cell>
          <table:table-cell table:formula="of:=[.E40]/[.$C40]" office:value-type="float" office:value="0.01350535" calcext:value-type="float">
            <text:p>0,01350535</text:p>
          </table:table-cell>
          <table:table-cell table:formula="of:=[.$C40]/[.D40]" office:value-type="float" office:value="153.040923142848" calcext:value-type="float">
            <text:p>153,0409231428</text:p>
          </table:table-cell>
          <table:table-cell table:formula="of:=[.$C40]/[.E40]" office:value-type="float" office:value="74.0447304216477" calcext:value-type="float">
            <text:p>74,044730421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3.0957" calcext:value-type="float">
            <text:p>13,0957</text:p>
          </table:table-cell>
          <table:table-cell office:value-type="float" office:value="27.1097" calcext:value-type="float">
            <text:p>27,1097</text:p>
          </table:table-cell>
          <table:table-cell table:formula="of:=[.D41]/[.$C41]" office:value-type="float" office:value="0.00654785" calcext:value-type="float">
            <text:p>0,00654785</text:p>
          </table:table-cell>
          <table:table-cell table:formula="of:=[.E41]/[.$C41]" office:value-type="float" office:value="0.01355485" calcext:value-type="float">
            <text:p>0,01355485</text:p>
          </table:table-cell>
          <table:table-cell table:formula="of:=[.$C41]/[.D41]" office:value-type="float" office:value="152.721885809846" calcext:value-type="float">
            <text:p>152,7218858098</text:p>
          </table:table-cell>
          <table:table-cell table:formula="of:=[.$C41]/[.E41]" office:value-type="float" office:value="73.7743316967728" calcext:value-type="float">
            <text:p>73,774331696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.1536" calcext:value-type="float">
            <text:p>13,1536</text:p>
          </table:table-cell>
          <table:table-cell office:value-type="float" office:value="27.1179" calcext:value-type="float">
            <text:p>27,1179</text:p>
          </table:table-cell>
          <table:table-cell table:formula="of:=[.D42]/[.$C42]" office:value-type="float" office:value="0.0065768" calcext:value-type="float">
            <text:p>0,0065768</text:p>
          </table:table-cell>
          <table:table-cell table:formula="of:=[.E42]/[.$C42]" office:value-type="float" office:value="0.01355895" calcext:value-type="float">
            <text:p>0,01355895</text:p>
          </table:table-cell>
          <table:table-cell table:formula="of:=[.$C42]/[.D42]" office:value-type="float" office:value="152.049628998905" calcext:value-type="float">
            <text:p>152,0496289989</text:p>
          </table:table-cell>
          <table:table-cell table:formula="of:=[.$C42]/[.E42]" office:value-type="float" office:value="73.7520235711467" calcext:value-type="float">
            <text:p>73,752023571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3.4017" calcext:value-type="float">
            <text:p>13,4017</text:p>
          </table:table-cell>
          <table:table-cell office:value-type="float" office:value="27.4313" calcext:value-type="float">
            <text:p>27,4313</text:p>
          </table:table-cell>
          <table:table-cell table:formula="of:=[.D43]/[.$C43]" office:value-type="float" office:value="0.00670085" calcext:value-type="float">
            <text:p>0,00670085</text:p>
          </table:table-cell>
          <table:table-cell table:formula="of:=[.E43]/[.$C43]" office:value-type="float" office:value="0.01371565" calcext:value-type="float">
            <text:p>0,01371565</text:p>
          </table:table-cell>
          <table:table-cell table:formula="of:=[.$C43]/[.D43]" office:value-type="float" office:value="149.234798570331" calcext:value-type="float">
            <text:p>149,2347985703</text:p>
          </table:table-cell>
          <table:table-cell table:formula="of:=[.$C43]/[.E43]" office:value-type="float" office:value="72.9094136989497" calcext:value-type="float">
            <text:p>72,909413698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.0802" calcext:value-type="float">
            <text:p>13,0802</text:p>
          </table:table-cell>
          <table:table-cell office:value-type="float" office:value="27.2952" calcext:value-type="float">
            <text:p>27,2952</text:p>
          </table:table-cell>
          <table:table-cell table:formula="of:=[.D44]/[.$C44]" office:value-type="float" office:value="0.0065401" calcext:value-type="float">
            <text:p>0,0065401</text:p>
          </table:table-cell>
          <table:table-cell table:formula="of:=[.E44]/[.$C44]" office:value-type="float" office:value="0.0136476" calcext:value-type="float">
            <text:p>0,0136476</text:p>
          </table:table-cell>
          <table:table-cell table:formula="of:=[.$C44]/[.D44]" office:value-type="float" office:value="152.902860812526" calcext:value-type="float">
            <text:p>152,9028608125</text:p>
          </table:table-cell>
          <table:table-cell table:formula="of:=[.$C44]/[.E44]" office:value-type="float" office:value="73.2729564172455" calcext:value-type="float">
            <text:p>73,27295641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3.1721" calcext:value-type="float">
            <text:p>13,1721</text:p>
          </table:table-cell>
          <table:table-cell office:value-type="float" office:value="27.4162" calcext:value-type="float">
            <text:p>27,4162</text:p>
          </table:table-cell>
          <table:table-cell table:formula="of:=[.D45]/[.$C45]" office:value-type="float" office:value="0.00658605" calcext:value-type="float">
            <text:p>0,00658605</text:p>
          </table:table-cell>
          <table:table-cell table:formula="of:=[.E45]/[.$C45]" office:value-type="float" office:value="0.0137081" calcext:value-type="float">
            <text:p>0,0137081</text:p>
          </table:table-cell>
          <table:table-cell table:formula="of:=[.$C45]/[.D45]" office:value-type="float" office:value="151.836077770439" calcext:value-type="float">
            <text:p>151,8360777704</text:p>
          </table:table-cell>
          <table:table-cell table:formula="of:=[.$C45]/[.E45]" office:value-type="float" office:value="72.9495699622851" calcext:value-type="float">
            <text:p>72,949569962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3.0754" calcext:value-type="float">
            <text:p>13,0754</text:p>
          </table:table-cell>
          <table:table-cell office:value-type="float" office:value="27.2441" calcext:value-type="float">
            <text:p>27,2441</text:p>
          </table:table-cell>
          <table:table-cell table:formula="of:=[.D46]/[.$C46]" office:value-type="float" office:value="0.0065377" calcext:value-type="float">
            <text:p>0,0065377</text:p>
          </table:table-cell>
          <table:table-cell table:formula="of:=[.E46]/[.$C46]" office:value-type="float" office:value="0.01362205" calcext:value-type="float">
            <text:p>0,01362205</text:p>
          </table:table-cell>
          <table:table-cell table:formula="of:=[.$C46]/[.D46]" office:value-type="float" office:value="152.958991694327" calcext:value-type="float">
            <text:p>152,9589916943</text:p>
          </table:table-cell>
          <table:table-cell table:formula="of:=[.$C46]/[.E46]" office:value-type="float" office:value="73.4103897724645" calcext:value-type="float">
            <text:p>73,410389772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.2658" calcext:value-type="float">
            <text:p>13,2658</text:p>
          </table:table-cell>
          <table:table-cell office:value-type="float" office:value="27.2616" calcext:value-type="float">
            <text:p>27,2616</text:p>
          </table:table-cell>
          <table:table-cell table:formula="of:=[.D47]/[.$C47]" office:value-type="float" office:value="0.0066329" calcext:value-type="float">
            <text:p>0,0066329</text:p>
          </table:table-cell>
          <table:table-cell table:formula="of:=[.E47]/[.$C47]" office:value-type="float" office:value="0.0136308" calcext:value-type="float">
            <text:p>0,0136308</text:p>
          </table:table-cell>
          <table:table-cell table:formula="of:=[.$C47]/[.D47]" office:value-type="float" office:value="150.763617723771" calcext:value-type="float">
            <text:p>150,7636177238</text:p>
          </table:table-cell>
          <table:table-cell table:formula="of:=[.$C47]/[.E47]" office:value-type="float" office:value="73.363265545676" calcext:value-type="float">
            <text:p>73,363265545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3.1287" calcext:value-type="float">
            <text:p>13,1287</text:p>
          </table:table-cell>
          <table:table-cell office:value-type="float" office:value="27.1652" calcext:value-type="float">
            <text:p>27,1652</text:p>
          </table:table-cell>
          <table:table-cell table:formula="of:=[.D48]/[.$C48]" office:value-type="float" office:value="0.00656435" calcext:value-type="float">
            <text:p>0,00656435</text:p>
          </table:table-cell>
          <table:table-cell table:formula="of:=[.E48]/[.$C48]" office:value-type="float" office:value="0.0135826" calcext:value-type="float">
            <text:p>0,0135826</text:p>
          </table:table-cell>
          <table:table-cell table:formula="of:=[.$C48]/[.D48]" office:value-type="float" office:value="152.338007571199" calcext:value-type="float">
            <text:p>152,3380075712</text:p>
          </table:table-cell>
          <table:table-cell table:formula="of:=[.$C48]/[.E48]" office:value-type="float" office:value="73.6236066732437" calcext:value-type="float">
            <text:p>73,623606673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.1486" calcext:value-type="float">
            <text:p>13,1486</text:p>
          </table:table-cell>
          <table:table-cell office:value-type="float" office:value="27.199" calcext:value-type="float">
            <text:p>27,199</text:p>
          </table:table-cell>
          <table:table-cell table:formula="of:=[.D49]/[.$C49]" office:value-type="float" office:value="0.0065743" calcext:value-type="float">
            <text:p>0,0065743</text:p>
          </table:table-cell>
          <table:table-cell table:formula="of:=[.E49]/[.$C49]" office:value-type="float" office:value="0.0135995" calcext:value-type="float">
            <text:p>0,0135995</text:p>
          </table:table-cell>
          <table:table-cell table:formula="of:=[.$C49]/[.D49]" office:value-type="float" office:value="152.107448701763" calcext:value-type="float">
            <text:p>152,1074487018</text:p>
          </table:table-cell>
          <table:table-cell table:formula="of:=[.$C49]/[.E49]" office:value-type="float" office:value="73.5321151512923" calcext:value-type="float">
            <text:p>73,532115151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3.2847" calcext:value-type="float">
            <text:p>13,2847</text:p>
          </table:table-cell>
          <table:table-cell office:value-type="float" office:value="27.2755" calcext:value-type="float">
            <text:p>27,2755</text:p>
          </table:table-cell>
          <table:table-cell table:formula="of:=[.D50]/[.$C50]" office:value-type="float" office:value="0.00664235" calcext:value-type="float">
            <text:p>0,00664235</text:p>
          </table:table-cell>
          <table:table-cell table:formula="of:=[.E50]/[.$C50]" office:value-type="float" office:value="0.01363775" calcext:value-type="float">
            <text:p>0,01363775</text:p>
          </table:table-cell>
          <table:table-cell table:formula="of:=[.$C50]/[.D50]" office:value-type="float" office:value="150.549127944176" calcext:value-type="float">
            <text:p>150,5491279442</text:p>
          </table:table-cell>
          <table:table-cell table:formula="of:=[.$C50]/[.E50]" office:value-type="float" office:value="73.3258785356822" calcext:value-type="float">
            <text:p>73,325878535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3.377" calcext:value-type="float">
            <text:p>13,377</text:p>
          </table:table-cell>
          <table:table-cell office:value-type="float" office:value="27.3472" calcext:value-type="float">
            <text:p>27,3472</text:p>
          </table:table-cell>
          <table:table-cell table:formula="of:=[.D51]/[.$C51]" office:value-type="float" office:value="0.0066885" calcext:value-type="float">
            <text:p>0,0066885</text:p>
          </table:table-cell>
          <table:table-cell table:formula="of:=[.E51]/[.$C51]" office:value-type="float" office:value="0.0136736" calcext:value-type="float">
            <text:p>0,0136736</text:p>
          </table:table-cell>
          <table:table-cell table:formula="of:=[.$C51]/[.D51]" office:value-type="float" office:value="149.510353591986" calcext:value-type="float">
            <text:p>149,510353592</text:p>
          </table:table-cell>
          <table:table-cell table:formula="of:=[.$C51]/[.E51]" office:value-type="float" office:value="73.1336297683127" calcext:value-type="float">
            <text:p>73,133629768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8.858" calcext:value-type="float">
            <text:p>18,858</text:p>
          </table:table-cell>
          <table:table-cell office:value-type="float" office:value="32.7973" calcext:value-type="float">
            <text:p>32,7973</text:p>
          </table:table-cell>
          <table:table-cell table:formula="of:=[.D52]/[.$C52]" office:value-type="float" office:value="0.006286" calcext:value-type="float">
            <text:p>0,006286</text:p>
          </table:table-cell>
          <table:table-cell table:formula="of:=[.E52]/[.$C52]" office:value-type="float" office:value="0.0109324333333333" calcext:value-type="float">
            <text:p>0,0109324333</text:p>
          </table:table-cell>
          <table:table-cell table:formula="of:=[.$C52]/[.D52]" office:value-type="float" office:value="159.083678014636" calcext:value-type="float">
            <text:p>159,0836780146</text:p>
          </table:table-cell>
          <table:table-cell table:formula="of:=[.$C52]/[.E52]" office:value-type="float" office:value="91.4709442545575" calcext:value-type="float">
            <text:p>91,4709442546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9.1238" calcext:value-type="float">
            <text:p>19,1238</text:p>
          </table:table-cell>
          <table:table-cell office:value-type="float" office:value="33.2063" calcext:value-type="float">
            <text:p>33,2063</text:p>
          </table:table-cell>
          <table:table-cell table:formula="of:=[.D53]/[.$C53]" office:value-type="float" office:value="0.0063746" calcext:value-type="float">
            <text:p>0,0063746</text:p>
          </table:table-cell>
          <table:table-cell table:formula="of:=[.E53]/[.$C53]" office:value-type="float" office:value="0.0110687666666667" calcext:value-type="float">
            <text:p>0,0110687667</text:p>
          </table:table-cell>
          <table:table-cell table:formula="of:=[.$C53]/[.D53]" office:value-type="float" office:value="156.872588083958" calcext:value-type="float">
            <text:p>156,872588084</text:p>
          </table:table-cell>
          <table:table-cell table:formula="of:=[.$C53]/[.E53]" office:value-type="float" office:value="90.3443021354382" calcext:value-type="float">
            <text:p>90,344302135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8.931" calcext:value-type="float">
            <text:p>18,931</text:p>
          </table:table-cell>
          <table:table-cell office:value-type="float" office:value="32.8235" calcext:value-type="float">
            <text:p>32,8235</text:p>
          </table:table-cell>
          <table:table-cell table:formula="of:=[.D54]/[.$C54]" office:value-type="float" office:value="0.00631033333333333" calcext:value-type="float">
            <text:p>0,0063103333</text:p>
          </table:table-cell>
          <table:table-cell table:formula="of:=[.E54]/[.$C54]" office:value-type="float" office:value="0.0109411666666667" calcext:value-type="float">
            <text:p>0,0109411667</text:p>
          </table:table-cell>
          <table:table-cell table:formula="of:=[.$C54]/[.D54]" office:value-type="float" office:value="158.470234007712" calcext:value-type="float">
            <text:p>158,4702340077</text:p>
          </table:table-cell>
          <table:table-cell table:formula="of:=[.$C54]/[.E54]" office:value-type="float" office:value="91.3979313601535" calcext:value-type="float">
            <text:p>91,397931360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8.9632" calcext:value-type="float">
            <text:p>18,9632</text:p>
          </table:table-cell>
          <table:table-cell office:value-type="float" office:value="33.0245" calcext:value-type="float">
            <text:p>33,0245</text:p>
          </table:table-cell>
          <table:table-cell table:formula="of:=[.D55]/[.$C55]" office:value-type="float" office:value="0.00632106666666667" calcext:value-type="float">
            <text:p>0,0063210667</text:p>
          </table:table-cell>
          <table:table-cell table:formula="of:=[.E55]/[.$C55]" office:value-type="float" office:value="0.0110081666666667" calcext:value-type="float">
            <text:p>0,0110081667</text:p>
          </table:table-cell>
          <table:table-cell table:formula="of:=[.$C55]/[.D55]" office:value-type="float" office:value="158.201147485656" calcext:value-type="float">
            <text:p>158,2011474857</text:p>
          </table:table-cell>
          <table:table-cell table:formula="of:=[.$C55]/[.E55]" office:value-type="float" office:value="90.8416478674923" calcext:value-type="float">
            <text:p>90,841647867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8.7539" calcext:value-type="float">
            <text:p>18,7539</text:p>
          </table:table-cell>
          <table:table-cell office:value-type="float" office:value="32.7352" calcext:value-type="float">
            <text:p>32,7352</text:p>
          </table:table-cell>
          <table:table-cell table:formula="of:=[.D56]/[.$C56]" office:value-type="float" office:value="0.0062513" calcext:value-type="float">
            <text:p>0,0062513</text:p>
          </table:table-cell>
          <table:table-cell table:formula="of:=[.E56]/[.$C56]" office:value-type="float" office:value="0.0109117333333333" calcext:value-type="float">
            <text:p>0,0109117333</text:p>
          </table:table-cell>
          <table:table-cell table:formula="of:=[.$C56]/[.D56]" office:value-type="float" office:value="159.9667269208" calcext:value-type="float">
            <text:p>159,9667269208</text:p>
          </table:table-cell>
          <table:table-cell table:formula="of:=[.$C56]/[.E56]" office:value-type="float" office:value="91.644468339891" calcext:value-type="float">
            <text:p>91,644468339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9.4502" calcext:value-type="float">
            <text:p>19,4502</text:p>
          </table:table-cell>
          <table:table-cell office:value-type="float" office:value="32.9242" calcext:value-type="float">
            <text:p>32,9242</text:p>
          </table:table-cell>
          <table:table-cell table:formula="of:=[.D57]/[.$C57]" office:value-type="float" office:value="0.0064834" calcext:value-type="float">
            <text:p>0,0064834</text:p>
          </table:table-cell>
          <table:table-cell table:formula="of:=[.E57]/[.$C57]" office:value-type="float" office:value="0.0109747333333333" calcext:value-type="float">
            <text:p>0,0109747333</text:p>
          </table:table-cell>
          <table:table-cell table:formula="of:=[.$C57]/[.D57]" office:value-type="float" office:value="154.240059228183" calcext:value-type="float">
            <text:p>154,2400592282</text:p>
          </table:table-cell>
          <table:table-cell table:formula="of:=[.$C57]/[.E57]" office:value-type="float" office:value="91.1183870830575" calcext:value-type="float">
            <text:p>91,118387083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9.4455" calcext:value-type="float">
            <text:p>19,4455</text:p>
          </table:table-cell>
          <table:table-cell office:value-type="float" office:value="32.8941" calcext:value-type="float">
            <text:p>32,8941</text:p>
          </table:table-cell>
          <table:table-cell table:formula="of:=[.D58]/[.$C58]" office:value-type="float" office:value="0.00648183333333333" calcext:value-type="float">
            <text:p>0,0064818333</text:p>
          </table:table-cell>
          <table:table-cell table:formula="of:=[.E58]/[.$C58]" office:value-type="float" office:value="0.0109647" calcext:value-type="float">
            <text:p>0,0109647</text:p>
          </table:table-cell>
          <table:table-cell table:formula="of:=[.$C58]/[.D58]" office:value-type="float" office:value="154.277339230156" calcext:value-type="float">
            <text:p>154,2773392302</text:p>
          </table:table-cell>
          <table:table-cell table:formula="of:=[.$C58]/[.E58]" office:value-type="float" office:value="91.2017656661833" calcext:value-type="float">
            <text:p>91,201765666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9.4281" calcext:value-type="float">
            <text:p>19,4281</text:p>
          </table:table-cell>
          <table:table-cell office:value-type="float" office:value="32.8399" calcext:value-type="float">
            <text:p>32,8399</text:p>
          </table:table-cell>
          <table:table-cell table:formula="of:=[.D59]/[.$C59]" office:value-type="float" office:value="0.00647603333333333" calcext:value-type="float">
            <text:p>0,0064760333</text:p>
          </table:table-cell>
          <table:table-cell table:formula="of:=[.E59]/[.$C59]" office:value-type="float" office:value="0.0109466333333333" calcext:value-type="float">
            <text:p>0,0109466333</text:p>
          </table:table-cell>
          <table:table-cell table:formula="of:=[.$C59]/[.D59]" office:value-type="float" office:value="154.415511552854" calcext:value-type="float">
            <text:p>154,4155115529</text:p>
          </table:table-cell>
          <table:table-cell table:formula="of:=[.$C59]/[.E59]" office:value-type="float" office:value="91.3522879180509" calcext:value-type="float">
            <text:p>91,3522879181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9.4911" calcext:value-type="float">
            <text:p>19,4911</text:p>
          </table:table-cell>
          <table:table-cell office:value-type="float" office:value="32.9362" calcext:value-type="float">
            <text:p>32,9362</text:p>
          </table:table-cell>
          <table:table-cell table:formula="of:=[.D60]/[.$C60]" office:value-type="float" office:value="0.00649703333333333" calcext:value-type="float">
            <text:p>0,0064970333</text:p>
          </table:table-cell>
          <table:table-cell table:formula="of:=[.E60]/[.$C60]" office:value-type="float" office:value="0.0109787333333333" calcext:value-type="float">
            <text:p>0,0109787333</text:p>
          </table:table-cell>
          <table:table-cell table:formula="of:=[.$C60]/[.D60]" office:value-type="float" office:value="153.916402871054" calcext:value-type="float">
            <text:p>153,9164028711</text:p>
          </table:table-cell>
          <table:table-cell table:formula="of:=[.$C60]/[.E60]" office:value-type="float" office:value="91.0851889410436" calcext:value-type="float">
            <text:p>91,08518894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9.5287" calcext:value-type="float">
            <text:p>19,5287</text:p>
          </table:table-cell>
          <table:table-cell office:value-type="float" office:value="33.0606" calcext:value-type="float">
            <text:p>33,0606</text:p>
          </table:table-cell>
          <table:table-cell table:formula="of:=[.D61]/[.$C61]" office:value-type="float" office:value="0.00650956666666667" calcext:value-type="float">
            <text:p>0,0065095667</text:p>
          </table:table-cell>
          <table:table-cell table:formula="of:=[.E61]/[.$C61]" office:value-type="float" office:value="0.0110202" calcext:value-type="float">
            <text:p>0,0110202</text:p>
          </table:table-cell>
          <table:table-cell table:formula="of:=[.$C61]/[.D61]" office:value-type="float" office:value="153.620056634594" calcext:value-type="float">
            <text:p>153,6200566346</text:p>
          </table:table-cell>
          <table:table-cell table:formula="of:=[.$C61]/[.E61]" office:value-type="float" office:value="90.7424547648863" calcext:value-type="float">
            <text:p>90,742454764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9.6264" calcext:value-type="float">
            <text:p>19,6264</text:p>
          </table:table-cell>
          <table:table-cell office:value-type="float" office:value="40.6038" calcext:value-type="float">
            <text:p>40,6038</text:p>
          </table:table-cell>
          <table:table-cell table:formula="of:=[.D62]/[.$C62]" office:value-type="float" office:value="0.00654213333333333" calcext:value-type="float">
            <text:p>0,0065421333</text:p>
          </table:table-cell>
          <table:table-cell table:formula="of:=[.E62]/[.$C62]" office:value-type="float" office:value="0.0135346" calcext:value-type="float">
            <text:p>0,0135346</text:p>
          </table:table-cell>
          <table:table-cell table:formula="of:=[.$C62]/[.D62]" office:value-type="float" office:value="152.855337708393" calcext:value-type="float">
            <text:p>152,8553377084</text:p>
          </table:table-cell>
          <table:table-cell table:formula="of:=[.$C62]/[.E62]" office:value-type="float" office:value="73.8847102980509" calcext:value-type="float">
            <text:p>73,884710298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9.5872" calcext:value-type="float">
            <text:p>19,5872</text:p>
          </table:table-cell>
          <table:table-cell office:value-type="float" office:value="40.5191" calcext:value-type="float">
            <text:p>40,5191</text:p>
          </table:table-cell>
          <table:table-cell table:formula="of:=[.D63]/[.$C63]" office:value-type="float" office:value="0.00652906666666667" calcext:value-type="float">
            <text:p>0,0065290667</text:p>
          </table:table-cell>
          <table:table-cell table:formula="of:=[.E63]/[.$C63]" office:value-type="float" office:value="0.0135063666666667" calcext:value-type="float">
            <text:p>0,0135063667</text:p>
          </table:table-cell>
          <table:table-cell table:formula="of:=[.$C63]/[.D63]" office:value-type="float" office:value="153.161248162065" calcext:value-type="float">
            <text:p>153,1612481621</text:p>
          </table:table-cell>
          <table:table-cell table:formula="of:=[.$C63]/[.E63]" office:value-type="float" office:value="74.0391568420819" calcext:value-type="float">
            <text:p>74,039156842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9.5628" calcext:value-type="float">
            <text:p>19,5628</text:p>
          </table:table-cell>
          <table:table-cell office:value-type="float" office:value="40.5559" calcext:value-type="float">
            <text:p>40,5559</text:p>
          </table:table-cell>
          <table:table-cell table:formula="of:=[.D64]/[.$C64]" office:value-type="float" office:value="0.00652093333333333" calcext:value-type="float">
            <text:p>0,0065209333</text:p>
          </table:table-cell>
          <table:table-cell table:formula="of:=[.E64]/[.$C64]" office:value-type="float" office:value="0.0135186333333333" calcext:value-type="float">
            <text:p>0,0135186333</text:p>
          </table:table-cell>
          <table:table-cell table:formula="of:=[.$C64]/[.D64]" office:value-type="float" office:value="153.352280859591" calcext:value-type="float">
            <text:p>153,3522808596</text:p>
          </table:table-cell>
          <table:table-cell table:formula="of:=[.$C64]/[.E64]" office:value-type="float" office:value="73.9719744846003" calcext:value-type="float">
            <text:p>73,971974484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9.6041" calcext:value-type="float">
            <text:p>19,6041</text:p>
          </table:table-cell>
          <table:table-cell office:value-type="float" office:value="40.5403" calcext:value-type="float">
            <text:p>40,5403</text:p>
          </table:table-cell>
          <table:table-cell table:formula="of:=[.D65]/[.$C65]" office:value-type="float" office:value="0.0065347" calcext:value-type="float">
            <text:p>0,0065347</text:p>
          </table:table-cell>
          <table:table-cell table:formula="of:=[.E65]/[.$C65]" office:value-type="float" office:value="0.0135134333333333" calcext:value-type="float">
            <text:p>0,0135134333</text:p>
          </table:table-cell>
          <table:table-cell table:formula="of:=[.$C65]/[.D65]" office:value-type="float" office:value="153.029213276815" calcext:value-type="float">
            <text:p>153,0292132768</text:p>
          </table:table-cell>
          <table:table-cell table:formula="of:=[.$C65]/[.E65]" office:value-type="float" office:value="74.0004390692718" calcext:value-type="float">
            <text:p>74,000439069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9.5608" calcext:value-type="float">
            <text:p>19,5608</text:p>
          </table:table-cell>
          <table:table-cell office:value-type="float" office:value="40.5531" calcext:value-type="float">
            <text:p>40,5531</text:p>
          </table:table-cell>
          <table:table-cell table:formula="of:=[.D66]/[.$C66]" office:value-type="float" office:value="0.00652026666666667" calcext:value-type="float">
            <text:p>0,0065202667</text:p>
          </table:table-cell>
          <table:table-cell table:formula="of:=[.E66]/[.$C66]" office:value-type="float" office:value="0.0135177" calcext:value-type="float">
            <text:p>0,0135177</text:p>
          </table:table-cell>
          <table:table-cell table:formula="of:=[.$C66]/[.D66]" office:value-type="float" office:value="153.367960410617" calcext:value-type="float">
            <text:p>153,3679604106</text:p>
          </table:table-cell>
          <table:table-cell table:formula="of:=[.$C66]/[.E66]" office:value-type="float" office:value="73.9770819000274" calcext:value-type="float">
            <text:p>73,977081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9.6837" calcext:value-type="float">
            <text:p>19,6837</text:p>
          </table:table-cell>
          <table:table-cell office:value-type="float" office:value="40.8386" calcext:value-type="float">
            <text:p>40,8386</text:p>
          </table:table-cell>
          <table:table-cell table:formula="of:=[.D67]/[.$C67]" office:value-type="float" office:value="0.00656123333333333" calcext:value-type="float">
            <text:p>0,0065612333</text:p>
          </table:table-cell>
          <table:table-cell table:formula="of:=[.E67]/[.$C67]" office:value-type="float" office:value="0.0136128666666667" calcext:value-type="float">
            <text:p>0,0136128667</text:p>
          </table:table-cell>
          <table:table-cell table:formula="of:=[.$C67]/[.D67]" office:value-type="float" office:value="152.410370001575" calcext:value-type="float">
            <text:p>152,4103700016</text:p>
          </table:table-cell>
          <table:table-cell table:formula="of:=[.$C67]/[.E67]" office:value-type="float" office:value="73.4599129255165" calcext:value-type="float">
            <text:p>73,459912925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9.6703" calcext:value-type="float">
            <text:p>19,6703</text:p>
          </table:table-cell>
          <table:table-cell office:value-type="float" office:value="41.0575" calcext:value-type="float">
            <text:p>41,0575</text:p>
          </table:table-cell>
          <table:table-cell table:formula="of:=[.D68]/[.$C68]" office:value-type="float" office:value="0.00655676666666667" calcext:value-type="float">
            <text:p>0,0065567667</text:p>
          </table:table-cell>
          <table:table-cell table:formula="of:=[.E68]/[.$C68]" office:value-type="float" office:value="0.0136858333333333" calcext:value-type="float">
            <text:p>0,0136858333</text:p>
          </table:table-cell>
          <table:table-cell table:formula="of:=[.$C68]/[.D68]" office:value-type="float" office:value="152.514196529794" calcext:value-type="float">
            <text:p>152,5141965298</text:p>
          </table:table-cell>
          <table:table-cell table:formula="of:=[.$C68]/[.E68]" office:value-type="float" office:value="73.0682579309505" calcext:value-type="float">
            <text:p>73,06825793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9.714" calcext:value-type="float">
            <text:p>19,714</text:p>
          </table:table-cell>
          <table:table-cell office:value-type="float" office:value="40.8827" calcext:value-type="float">
            <text:p>40,8827</text:p>
          </table:table-cell>
          <table:table-cell table:formula="of:=[.D69]/[.$C69]" office:value-type="float" office:value="0.00657133333333333" calcext:value-type="float">
            <text:p>0,0065713333</text:p>
          </table:table-cell>
          <table:table-cell table:formula="of:=[.E69]/[.$C69]" office:value-type="float" office:value="0.0136275666666667" calcext:value-type="float">
            <text:p>0,0136275667</text:p>
          </table:table-cell>
          <table:table-cell table:formula="of:=[.$C69]/[.D69]" office:value-type="float" office:value="152.176118494471" calcext:value-type="float">
            <text:p>152,1761184945</text:p>
          </table:table-cell>
          <table:table-cell table:formula="of:=[.$C69]/[.E69]" office:value-type="float" office:value="73.3806720201944" calcext:value-type="float">
            <text:p>73,380672020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9.6995" calcext:value-type="float">
            <text:p>19,6995</text:p>
          </table:table-cell>
          <table:table-cell office:value-type="float" office:value="40.9791" calcext:value-type="float">
            <text:p>40,9791</text:p>
          </table:table-cell>
          <table:table-cell table:formula="of:=[.D70]/[.$C70]" office:value-type="float" office:value="0.0065665" calcext:value-type="float">
            <text:p>0,0065665</text:p>
          </table:table-cell>
          <table:table-cell table:formula="of:=[.E70]/[.$C70]" office:value-type="float" office:value="0.0136597" calcext:value-type="float">
            <text:p>0,0136597</text:p>
          </table:table-cell>
          <table:table-cell table:formula="of:=[.$C70]/[.D70]" office:value-type="float" office:value="152.288129140334" calcext:value-type="float">
            <text:p>152,2881291403</text:p>
          </table:table-cell>
          <table:table-cell table:formula="of:=[.$C70]/[.E70]" office:value-type="float" office:value="73.2080499571733" calcext:value-type="float">
            <text:p>73,20804995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9.6669" calcext:value-type="float">
            <text:p>19,6669</text:p>
          </table:table-cell>
          <table:table-cell office:value-type="float" office:value="40.7191" calcext:value-type="float">
            <text:p>40,7191</text:p>
          </table:table-cell>
          <table:table-cell table:formula="of:=[.D71]/[.$C71]" office:value-type="float" office:value="0.00655563333333333" calcext:value-type="float">
            <text:p>0,0065556333</text:p>
          </table:table-cell>
          <table:table-cell table:formula="of:=[.E71]/[.$C71]" office:value-type="float" office:value="0.0135730333333333" calcext:value-type="float">
            <text:p>0,0135730333</text:p>
          </table:table-cell>
          <table:table-cell table:formula="of:=[.$C71]/[.D71]" office:value-type="float" office:value="152.540563078065" calcext:value-type="float">
            <text:p>152,5405630781</text:p>
          </table:table-cell>
          <table:table-cell table:formula="of:=[.$C71]/[.E71]" office:value-type="float" office:value="73.6754987217301" calcext:value-type="float">
            <text:p>73,675498721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9.833" calcext:value-type="float">
            <text:p>19,833</text:p>
          </table:table-cell>
          <table:table-cell office:value-type="float" office:value="41.0231" calcext:value-type="float">
            <text:p>41,0231</text:p>
          </table:table-cell>
          <table:table-cell table:formula="of:=[.D72]/[.$C72]" office:value-type="float" office:value="0.006611" calcext:value-type="float">
            <text:p>0,006611</text:p>
          </table:table-cell>
          <table:table-cell table:formula="of:=[.E72]/[.$C72]" office:value-type="float" office:value="0.0136743666666667" calcext:value-type="float">
            <text:p>0,0136743667</text:p>
          </table:table-cell>
          <table:table-cell table:formula="of:=[.$C72]/[.D72]" office:value-type="float" office:value="151.263046437755" calcext:value-type="float">
            <text:p>151,2630464378</text:p>
          </table:table-cell>
          <table:table-cell table:formula="of:=[.$C72]/[.E72]" office:value-type="float" office:value="73.1295294602309" calcext:value-type="float">
            <text:p>73,129529460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9.7485" calcext:value-type="float">
            <text:p>19,7485</text:p>
          </table:table-cell>
          <table:table-cell office:value-type="float" office:value="40.7928" calcext:value-type="float">
            <text:p>40,7928</text:p>
          </table:table-cell>
          <table:table-cell table:formula="of:=[.D73]/[.$C73]" office:value-type="float" office:value="0.00658283333333333" calcext:value-type="float">
            <text:p>0,0065828333</text:p>
          </table:table-cell>
          <table:table-cell table:formula="of:=[.E73]/[.$C73]" office:value-type="float" office:value="0.0135976" calcext:value-type="float">
            <text:p>0,0135976</text:p>
          </table:table-cell>
          <table:table-cell table:formula="of:=[.$C73]/[.D73]" office:value-type="float" office:value="151.910271666203" calcext:value-type="float">
            <text:p>151,9102716662</text:p>
          </table:table-cell>
          <table:table-cell table:formula="of:=[.$C73]/[.E73]" office:value-type="float" office:value="73.5423898335" calcext:value-type="float">
            <text:p>73,542389833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9.7122" calcext:value-type="float">
            <text:p>19,7122</text:p>
          </table:table-cell>
          <table:table-cell office:value-type="float" office:value="40.8758" calcext:value-type="float">
            <text:p>40,8758</text:p>
          </table:table-cell>
          <table:table-cell table:formula="of:=[.D74]/[.$C74]" office:value-type="float" office:value="0.00657073333333333" calcext:value-type="float">
            <text:p>0,0065707333</text:p>
          </table:table-cell>
          <table:table-cell table:formula="of:=[.E74]/[.$C74]" office:value-type="float" office:value="0.0136252666666667" calcext:value-type="float">
            <text:p>0,0136252667</text:p>
          </table:table-cell>
          <table:table-cell table:formula="of:=[.$C74]/[.D74]" office:value-type="float" office:value="152.190014305861" calcext:value-type="float">
            <text:p>152,1900143059</text:p>
          </table:table-cell>
          <table:table-cell table:formula="of:=[.$C74]/[.E74]" office:value-type="float" office:value="73.3930589737693" calcext:value-type="float">
            <text:p>73,393058973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9.7267" calcext:value-type="float">
            <text:p>19,7267</text:p>
          </table:table-cell>
          <table:table-cell office:value-type="float" office:value="40.7219" calcext:value-type="float">
            <text:p>40,7219</text:p>
          </table:table-cell>
          <table:table-cell table:formula="of:=[.D75]/[.$C75]" office:value-type="float" office:value="0.00657556666666667" calcext:value-type="float">
            <text:p>0,0065755667</text:p>
          </table:table-cell>
          <table:table-cell table:formula="of:=[.E75]/[.$C75]" office:value-type="float" office:value="0.0135739666666667" calcext:value-type="float">
            <text:p>0,0135739667</text:p>
          </table:table-cell>
          <table:table-cell table:formula="of:=[.$C75]/[.D75]" office:value-type="float" office:value="152.07814789093" calcext:value-type="float">
            <text:p>152,0781478909</text:p>
          </table:table-cell>
          <table:table-cell table:formula="of:=[.$C75]/[.E75]" office:value-type="float" office:value="73.6704328629067" calcext:value-type="float">
            <text:p>73,670432862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9.7799" calcext:value-type="float">
            <text:p>19,7799</text:p>
          </table:table-cell>
          <table:table-cell office:value-type="float" office:value="40.8646" calcext:value-type="float">
            <text:p>40,8646</text:p>
          </table:table-cell>
          <table:table-cell table:formula="of:=[.D76]/[.$C76]" office:value-type="float" office:value="0.0065933" calcext:value-type="float">
            <text:p>0,0065933</text:p>
          </table:table-cell>
          <table:table-cell table:formula="of:=[.E76]/[.$C76]" office:value-type="float" office:value="0.0136215333333333" calcext:value-type="float">
            <text:p>0,0136215333</text:p>
          </table:table-cell>
          <table:table-cell table:formula="of:=[.$C76]/[.D76]" office:value-type="float" office:value="151.669118650752" calcext:value-type="float">
            <text:p>151,6691186508</text:p>
          </table:table-cell>
          <table:table-cell table:formula="of:=[.$C76]/[.E76]" office:value-type="float" office:value="73.4131742388277" calcext:value-type="float">
            <text:p>73,413174238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5.1595" calcext:value-type="float">
            <text:p>25,1595</text:p>
          </table:table-cell>
          <table:table-cell office:value-type="float" office:value="43.8085" calcext:value-type="float">
            <text:p>43,8085</text:p>
          </table:table-cell>
          <table:table-cell table:formula="of:=[.D77]/[.$C77]" office:value-type="float" office:value="0.006289875" calcext:value-type="float">
            <text:p>0,006289875</text:p>
          </table:table-cell>
          <table:table-cell table:formula="of:=[.E77]/[.$C77]" office:value-type="float" office:value="0.010952125" calcext:value-type="float">
            <text:p>0,010952125</text:p>
          </table:table-cell>
          <table:table-cell table:formula="of:=[.$C77]/[.D77]" office:value-type="float" office:value="158.985671416364" calcext:value-type="float">
            <text:p>158,9856714164</text:p>
          </table:table-cell>
          <table:table-cell table:formula="of:=[.$C77]/[.E77]" office:value-type="float" office:value="91.3064816188639" calcext:value-type="float">
            <text:p>91,3064816189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5.3016" calcext:value-type="float">
            <text:p>25,3016</text:p>
          </table:table-cell>
          <table:table-cell office:value-type="float" office:value="43.8925" calcext:value-type="float">
            <text:p>43,8925</text:p>
          </table:table-cell>
          <table:table-cell table:formula="of:=[.D78]/[.$C78]" office:value-type="float" office:value="0.0063254" calcext:value-type="float">
            <text:p>0,0063254</text:p>
          </table:table-cell>
          <table:table-cell table:formula="of:=[.E78]/[.$C78]" office:value-type="float" office:value="0.010973125" calcext:value-type="float">
            <text:p>0,010973125</text:p>
          </table:table-cell>
          <table:table-cell table:formula="of:=[.$C78]/[.D78]" office:value-type="float" office:value="158.092768836753" calcext:value-type="float">
            <text:p>158,0927688368</text:p>
          </table:table-cell>
          <table:table-cell table:formula="of:=[.$C78]/[.E78]" office:value-type="float" office:value="91.1317423249986" calcext:value-type="float">
            <text:p>91,1317423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5.6069" calcext:value-type="float">
            <text:p>25,6069</text:p>
          </table:table-cell>
          <table:table-cell office:value-type="float" office:value="44.3468" calcext:value-type="float">
            <text:p>44,3468</text:p>
          </table:table-cell>
          <table:table-cell table:formula="of:=[.D79]/[.$C79]" office:value-type="float" office:value="0.006401725" calcext:value-type="float">
            <text:p>0,006401725</text:p>
          </table:table-cell>
          <table:table-cell table:formula="of:=[.E79]/[.$C79]" office:value-type="float" office:value="0.0110867" calcext:value-type="float">
            <text:p>0,0110867</text:p>
          </table:table-cell>
          <table:table-cell table:formula="of:=[.$C79]/[.D79]" office:value-type="float" office:value="156.207897090237" calcext:value-type="float">
            <text:p>156,2078970902</text:p>
          </table:table-cell>
          <table:table-cell table:formula="of:=[.$C79]/[.E79]" office:value-type="float" office:value="90.1981653693164" calcext:value-type="float">
            <text:p>90,198165369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5.1993" calcext:value-type="float">
            <text:p>25,1993</text:p>
          </table:table-cell>
          <table:table-cell office:value-type="float" office:value="43.8353" calcext:value-type="float">
            <text:p>43,8353</text:p>
          </table:table-cell>
          <table:table-cell table:formula="of:=[.D80]/[.$C80]" office:value-type="float" office:value="0.006299825" calcext:value-type="float">
            <text:p>0,006299825</text:p>
          </table:table-cell>
          <table:table-cell table:formula="of:=[.E80]/[.$C80]" office:value-type="float" office:value="0.010958825" calcext:value-type="float">
            <text:p>0,010958825</text:p>
          </table:table-cell>
          <table:table-cell table:formula="of:=[.$C80]/[.D80]" office:value-type="float" office:value="158.734568023715" calcext:value-type="float">
            <text:p>158,7345680237</text:p>
          </table:table-cell>
          <table:table-cell table:formula="of:=[.$C80]/[.E80]" office:value-type="float" office:value="91.2506587156926" calcext:value-type="float">
            <text:p>91,250658715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5.3134" calcext:value-type="float">
            <text:p>25,3134</text:p>
          </table:table-cell>
          <table:table-cell office:value-type="float" office:value="44.0704" calcext:value-type="float">
            <text:p>44,0704</text:p>
          </table:table-cell>
          <table:table-cell table:formula="of:=[.D81]/[.$C81]" office:value-type="float" office:value="0.00632835" calcext:value-type="float">
            <text:p>0,00632835</text:p>
          </table:table-cell>
          <table:table-cell table:formula="of:=[.E81]/[.$C81]" office:value-type="float" office:value="0.0110176" calcext:value-type="float">
            <text:p>0,0110176</text:p>
          </table:table-cell>
          <table:table-cell table:formula="of:=[.$C81]/[.D81]" office:value-type="float" office:value="158.019072902099" calcext:value-type="float">
            <text:p>158,0190729021</text:p>
          </table:table-cell>
          <table:table-cell table:formula="of:=[.$C81]/[.E81]" office:value-type="float" office:value="90.7638687191403" calcext:value-type="float">
            <text:p>90,763868719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5.8484" calcext:value-type="float">
            <text:p>25,8484</text:p>
          </table:table-cell>
          <table:table-cell office:value-type="float" office:value="44.1094" calcext:value-type="float">
            <text:p>44,1094</text:p>
          </table:table-cell>
          <table:table-cell table:formula="of:=[.D82]/[.$C82]" office:value-type="float" office:value="0.0064621" calcext:value-type="float">
            <text:p>0,0064621</text:p>
          </table:table-cell>
          <table:table-cell table:formula="of:=[.E82]/[.$C82]" office:value-type="float" office:value="0.01102735" calcext:value-type="float">
            <text:p>0,01102735</text:p>
          </table:table-cell>
          <table:table-cell table:formula="of:=[.$C82]/[.D82]" office:value-type="float" office:value="154.748456384148" calcext:value-type="float">
            <text:p>154,7484563841</text:p>
          </table:table-cell>
          <table:table-cell table:formula="of:=[.$C82]/[.E82]" office:value-type="float" office:value="90.6836184577437" calcext:value-type="float">
            <text:p>90,683618457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6.3986" calcext:value-type="float">
            <text:p>26,3986</text:p>
          </table:table-cell>
          <table:table-cell office:value-type="float" office:value="44.4429" calcext:value-type="float">
            <text:p>44,4429</text:p>
          </table:table-cell>
          <table:table-cell table:formula="of:=[.D83]/[.$C83]" office:value-type="float" office:value="0.00659965" calcext:value-type="float">
            <text:p>0,00659965</text:p>
          </table:table-cell>
          <table:table-cell table:formula="of:=[.E83]/[.$C83]" office:value-type="float" office:value="0.011110725" calcext:value-type="float">
            <text:p>0,011110725</text:p>
          </table:table-cell>
          <table:table-cell table:formula="of:=[.$C83]/[.D83]" office:value-type="float" office:value="151.523186835666" calcext:value-type="float">
            <text:p>151,5231868357</text:p>
          </table:table-cell>
          <table:table-cell table:formula="of:=[.$C83]/[.E83]" office:value-type="float" office:value="90.0031276086844" calcext:value-type="float">
            <text:p>90,003127608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6.0804" calcext:value-type="float">
            <text:p>26,0804</text:p>
          </table:table-cell>
          <table:table-cell office:value-type="float" office:value="43.9273" calcext:value-type="float">
            <text:p>43,9273</text:p>
          </table:table-cell>
          <table:table-cell table:formula="of:=[.D84]/[.$C84]" office:value-type="float" office:value="0.0065201" calcext:value-type="float">
            <text:p>0,0065201</text:p>
          </table:table-cell>
          <table:table-cell table:formula="of:=[.E84]/[.$C84]" office:value-type="float" office:value="0.010981825" calcext:value-type="float">
            <text:p>0,010981825</text:p>
          </table:table-cell>
          <table:table-cell table:formula="of:=[.$C84]/[.D84]" office:value-type="float" office:value="153.371880799374" calcext:value-type="float">
            <text:p>153,3718807994</text:p>
          </table:table-cell>
          <table:table-cell table:formula="of:=[.$C84]/[.E84]" office:value-type="float" office:value="91.0595461136924" calcext:value-type="float">
            <text:p>91,0595461137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6.0314" calcext:value-type="float">
            <text:p>26,0314</text:p>
          </table:table-cell>
          <table:table-cell office:value-type="float" office:value="44.1441" calcext:value-type="float">
            <text:p>44,1441</text:p>
          </table:table-cell>
          <table:table-cell table:formula="of:=[.D85]/[.$C85]" office:value-type="float" office:value="0.00650785" calcext:value-type="float">
            <text:p>0,00650785</text:p>
          </table:table-cell>
          <table:table-cell table:formula="of:=[.E85]/[.$C85]" office:value-type="float" office:value="0.011036025" calcext:value-type="float">
            <text:p>0,011036025</text:p>
          </table:table-cell>
          <table:table-cell table:formula="of:=[.$C85]/[.D85]" office:value-type="float" office:value="153.660579146723" calcext:value-type="float">
            <text:p>153,6605791467</text:p>
          </table:table-cell>
          <table:table-cell table:formula="of:=[.$C85]/[.E85]" office:value-type="float" office:value="90.6123355102947" calcext:value-type="float">
            <text:p>90,612335510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5.9996" calcext:value-type="float">
            <text:p>25,9996</text:p>
          </table:table-cell>
          <table:table-cell office:value-type="float" office:value="43.9369" calcext:value-type="float">
            <text:p>43,9369</text:p>
          </table:table-cell>
          <table:table-cell table:formula="of:=[.D86]/[.$C86]" office:value-type="float" office:value="0.0064999" calcext:value-type="float">
            <text:p>0,0064999</text:p>
          </table:table-cell>
          <table:table-cell table:formula="of:=[.E86]/[.$C86]" office:value-type="float" office:value="0.010984225" calcext:value-type="float">
            <text:p>0,010984225</text:p>
          </table:table-cell>
          <table:table-cell table:formula="of:=[.$C86]/[.D86]" office:value-type="float" office:value="153.848520746473" calcext:value-type="float">
            <text:p>153,8485207465</text:p>
          </table:table-cell>
          <table:table-cell table:formula="of:=[.$C86]/[.E86]" office:value-type="float" office:value="91.0396500435852" calcext:value-type="float">
            <text:p>91,039650043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5.9967" calcext:value-type="float">
            <text:p>25,9967</text:p>
          </table:table-cell>
          <table:table-cell office:value-type="float" office:value="54.2775" calcext:value-type="float">
            <text:p>54,2775</text:p>
          </table:table-cell>
          <table:table-cell table:formula="of:=[.D87]/[.$C87]" office:value-type="float" office:value="0.006499175" calcext:value-type="float">
            <text:p>0,006499175</text:p>
          </table:table-cell>
          <table:table-cell table:formula="of:=[.E87]/[.$C87]" office:value-type="float" office:value="0.013569375" calcext:value-type="float">
            <text:p>0,013569375</text:p>
          </table:table-cell>
          <table:table-cell table:formula="of:=[.$C87]/[.D87]" office:value-type="float" office:value="153.865682952067" calcext:value-type="float">
            <text:p>153,8656829521</text:p>
          </table:table-cell>
          <table:table-cell table:formula="of:=[.$C87]/[.E87]" office:value-type="float" office:value="73.6953617981668" calcext:value-type="float">
            <text:p>73,695361798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6.5369" calcext:value-type="float">
            <text:p>26,5369</text:p>
          </table:table-cell>
          <table:table-cell office:value-type="float" office:value="54.4967" calcext:value-type="float">
            <text:p>54,4967</text:p>
          </table:table-cell>
          <table:table-cell table:formula="of:=[.D88]/[.$C88]" office:value-type="float" office:value="0.006634225" calcext:value-type="float">
            <text:p>0,006634225</text:p>
          </table:table-cell>
          <table:table-cell table:formula="of:=[.E88]/[.$C88]" office:value-type="float" office:value="0.013624175" calcext:value-type="float">
            <text:p>0,013624175</text:p>
          </table:table-cell>
          <table:table-cell table:formula="of:=[.$C88]/[.D88]" office:value-type="float" office:value="150.733506928089" calcext:value-type="float">
            <text:p>150,7335069281</text:p>
          </table:table-cell>
          <table:table-cell table:formula="of:=[.$C88]/[.E88]" office:value-type="float" office:value="73.3989397523153" calcext:value-type="float">
            <text:p>73,398939752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6.0274" calcext:value-type="float">
            <text:p>26,0274</text:p>
          </table:table-cell>
          <table:table-cell office:value-type="float" office:value="54.1121" calcext:value-type="float">
            <text:p>54,1121</text:p>
          </table:table-cell>
          <table:table-cell table:formula="of:=[.D89]/[.$C89]" office:value-type="float" office:value="0.00650685" calcext:value-type="float">
            <text:p>0,00650685</text:p>
          </table:table-cell>
          <table:table-cell table:formula="of:=[.E89]/[.$C89]" office:value-type="float" office:value="0.013528025" calcext:value-type="float">
            <text:p>0,013528025</text:p>
          </table:table-cell>
          <table:table-cell table:formula="of:=[.$C89]/[.D89]" office:value-type="float" office:value="153.684194349032" calcext:value-type="float">
            <text:p>153,684194349</text:p>
          </table:table-cell>
          <table:table-cell table:formula="of:=[.$C89]/[.E89]" office:value-type="float" office:value="73.9206203418459" calcext:value-type="float">
            <text:p>73,9206203418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5.9807" calcext:value-type="float">
            <text:p>25,9807</text:p>
          </table:table-cell>
          <table:table-cell office:value-type="float" office:value="53.9333" calcext:value-type="float">
            <text:p>53,9333</text:p>
          </table:table-cell>
          <table:table-cell table:formula="of:=[.D90]/[.$C90]" office:value-type="float" office:value="0.006495175" calcext:value-type="float">
            <text:p>0,006495175</text:p>
          </table:table-cell>
          <table:table-cell table:formula="of:=[.E90]/[.$C90]" office:value-type="float" office:value="0.013483325" calcext:value-type="float">
            <text:p>0,013483325</text:p>
          </table:table-cell>
          <table:table-cell table:formula="of:=[.$C90]/[.D90]" office:value-type="float" office:value="153.960439864977" calcext:value-type="float">
            <text:p>153,960439865</text:p>
          </table:table-cell>
          <table:table-cell table:formula="of:=[.$C90]/[.E90]" office:value-type="float" office:value="74.1656824262561" calcext:value-type="float">
            <text:p>74,165682426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6.0025" calcext:value-type="float">
            <text:p>26,0025</text:p>
          </table:table-cell>
          <table:table-cell office:value-type="float" office:value="54.1478" calcext:value-type="float">
            <text:p>54,1478</text:p>
          </table:table-cell>
          <table:table-cell table:formula="of:=[.D91]/[.$C91]" office:value-type="float" office:value="0.006500625" calcext:value-type="float">
            <text:p>0,006500625</text:p>
          </table:table-cell>
          <table:table-cell table:formula="of:=[.E91]/[.$C91]" office:value-type="float" office:value="0.01353695" calcext:value-type="float">
            <text:p>0,01353695</text:p>
          </table:table-cell>
          <table:table-cell table:formula="of:=[.$C91]/[.D91]" office:value-type="float" office:value="153.831362369003" calcext:value-type="float">
            <text:p>153,831362369</text:p>
          </table:table-cell>
          <table:table-cell table:formula="of:=[.$C91]/[.E91]" office:value-type="float" office:value="73.8718839915934" calcext:value-type="float">
            <text:p>73,871883991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6.2422" calcext:value-type="float">
            <text:p>26,2422</text:p>
          </table:table-cell>
          <table:table-cell office:value-type="float" office:value="54.4935" calcext:value-type="float">
            <text:p>54,4935</text:p>
          </table:table-cell>
          <table:table-cell table:formula="of:=[.D92]/[.$C92]" office:value-type="float" office:value="0.00656055" calcext:value-type="float">
            <text:p>0,00656055</text:p>
          </table:table-cell>
          <table:table-cell table:formula="of:=[.E92]/[.$C92]" office:value-type="float" office:value="0.013623375" calcext:value-type="float">
            <text:p>0,013623375</text:p>
          </table:table-cell>
          <table:table-cell table:formula="of:=[.$C92]/[.D92]" office:value-type="float" office:value="152.426244750821" calcext:value-type="float">
            <text:p>152,4262447508</text:p>
          </table:table-cell>
          <table:table-cell table:formula="of:=[.$C92]/[.E92]" office:value-type="float" office:value="73.4032499288906" calcext:value-type="float">
            <text:p>73,403249928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6.6326" calcext:value-type="float">
            <text:p>26,6326</text:p>
          </table:table-cell>
          <table:table-cell office:value-type="float" office:value="55.0342" calcext:value-type="float">
            <text:p>55,0342</text:p>
          </table:table-cell>
          <table:table-cell table:formula="of:=[.D93]/[.$C93]" office:value-type="float" office:value="0.00665815" calcext:value-type="float">
            <text:p>0,00665815</text:p>
          </table:table-cell>
          <table:table-cell table:formula="of:=[.E93]/[.$C93]" office:value-type="float" office:value="0.01375855" calcext:value-type="float">
            <text:p>0,01375855</text:p>
          </table:table-cell>
          <table:table-cell table:formula="of:=[.$C93]/[.D93]" office:value-type="float" office:value="150.191870114071" calcext:value-type="float">
            <text:p>150,1918701141</text:p>
          </table:table-cell>
          <table:table-cell table:formula="of:=[.$C93]/[.E93]" office:value-type="float" office:value="72.6820776898728" calcext:value-type="float">
            <text:p>72,682077689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6.677" calcext:value-type="float">
            <text:p>26,677</text:p>
          </table:table-cell>
          <table:table-cell office:value-type="float" office:value="54.6714" calcext:value-type="float">
            <text:p>54,6714</text:p>
          </table:table-cell>
          <table:table-cell table:formula="of:=[.D94]/[.$C94]" office:value-type="float" office:value="0.00666925" calcext:value-type="float">
            <text:p>0,00666925</text:p>
          </table:table-cell>
          <table:table-cell table:formula="of:=[.E94]/[.$C94]" office:value-type="float" office:value="0.01366785" calcext:value-type="float">
            <text:p>0,01366785</text:p>
          </table:table-cell>
          <table:table-cell table:formula="of:=[.$C94]/[.D94]" office:value-type="float" office:value="149.941897514713" calcext:value-type="float">
            <text:p>149,9418975147</text:p>
          </table:table-cell>
          <table:table-cell table:formula="of:=[.$C94]/[.E94]" office:value-type="float" office:value="73.1643967412578" calcext:value-type="float">
            <text:p>73,164396741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6.1517" calcext:value-type="float">
            <text:p>26,1517</text:p>
          </table:table-cell>
          <table:table-cell office:value-type="float" office:value="54.377" calcext:value-type="float">
            <text:p>54,377</text:p>
          </table:table-cell>
          <table:table-cell table:formula="of:=[.D95]/[.$C95]" office:value-type="float" office:value="0.006537925" calcext:value-type="float">
            <text:p>0,006537925</text:p>
          </table:table-cell>
          <table:table-cell table:formula="of:=[.E95]/[.$C95]" office:value-type="float" office:value="0.01359425" calcext:value-type="float">
            <text:p>0,01359425</text:p>
          </table:table-cell>
          <table:table-cell table:formula="of:=[.$C95]/[.D95]" office:value-type="float" office:value="152.953727673536" calcext:value-type="float">
            <text:p>152,9537276735</text:p>
          </table:table-cell>
          <table:table-cell table:formula="of:=[.$C95]/[.E95]" office:value-type="float" office:value="73.5605127167736" calcext:value-type="float">
            <text:p>73,560512716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6.2603" calcext:value-type="float">
            <text:p>26,2603</text:p>
          </table:table-cell>
          <table:table-cell office:value-type="float" office:value="54.6039" calcext:value-type="float">
            <text:p>54,6039</text:p>
          </table:table-cell>
          <table:table-cell table:formula="of:=[.D96]/[.$C96]" office:value-type="float" office:value="0.006565075" calcext:value-type="float">
            <text:p>0,006565075</text:p>
          </table:table-cell>
          <table:table-cell table:formula="of:=[.E96]/[.$C96]" office:value-type="float" office:value="0.013650975" calcext:value-type="float">
            <text:p>0,013650975</text:p>
          </table:table-cell>
          <table:table-cell table:formula="of:=[.$C96]/[.D96]" office:value-type="float" office:value="152.32118444953" calcext:value-type="float">
            <text:p>152,3211844495</text:p>
          </table:table-cell>
          <table:table-cell table:formula="of:=[.$C96]/[.E96]" office:value-type="float" office:value="73.2548407714467" calcext:value-type="float">
            <text:p>73,254840771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6.4095" calcext:value-type="float">
            <text:p>26,4095</text:p>
          </table:table-cell>
          <table:table-cell office:value-type="float" office:value="54.6555" calcext:value-type="float">
            <text:p>54,6555</text:p>
          </table:table-cell>
          <table:table-cell table:formula="of:=[.D97]/[.$C97]" office:value-type="float" office:value="0.006602375" calcext:value-type="float">
            <text:p>0,006602375</text:p>
          </table:table-cell>
          <table:table-cell table:formula="of:=[.E97]/[.$C97]" office:value-type="float" office:value="0.013663875" calcext:value-type="float">
            <text:p>0,013663875</text:p>
          </table:table-cell>
          <table:table-cell table:formula="of:=[.$C97]/[.D97]" office:value-type="float" office:value="151.460648630228" calcext:value-type="float">
            <text:p>151,4606486302</text:p>
          </table:table-cell>
          <table:table-cell table:formula="of:=[.$C97]/[.E97]" office:value-type="float" office:value="73.185681221469" calcext:value-type="float">
            <text:p>73,185681221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6.674" calcext:value-type="float">
            <text:p>26,674</text:p>
          </table:table-cell>
          <table:table-cell office:value-type="float" office:value="54.8359" calcext:value-type="float">
            <text:p>54,8359</text:p>
          </table:table-cell>
          <table:table-cell table:formula="of:=[.D98]/[.$C98]" office:value-type="float" office:value="0.0066685" calcext:value-type="float">
            <text:p>0,0066685</text:p>
          </table:table-cell>
          <table:table-cell table:formula="of:=[.E98]/[.$C98]" office:value-type="float" office:value="0.013708975" calcext:value-type="float">
            <text:p>0,013708975</text:p>
          </table:table-cell>
          <table:table-cell table:formula="of:=[.$C98]/[.D98]" office:value-type="float" office:value="149.958761340631" calcext:value-type="float">
            <text:p>149,9587613406</text:p>
          </table:table-cell>
          <table:table-cell table:formula="of:=[.$C98]/[.E98]" office:value-type="float" office:value="72.9449138247024" calcext:value-type="float">
            <text:p>72,944913824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6.35" calcext:value-type="float">
            <text:p>26,35</text:p>
          </table:table-cell>
          <table:table-cell office:value-type="float" office:value="54.4636" calcext:value-type="float">
            <text:p>54,4636</text:p>
          </table:table-cell>
          <table:table-cell table:formula="of:=[.D99]/[.$C99]" office:value-type="float" office:value="0.0065875" calcext:value-type="float">
            <text:p>0,0065875</text:p>
          </table:table-cell>
          <table:table-cell table:formula="of:=[.E99]/[.$C99]" office:value-type="float" office:value="0.0136159" calcext:value-type="float">
            <text:p>0,0136159</text:p>
          </table:table-cell>
          <table:table-cell table:formula="of:=[.$C99]/[.D99]" office:value-type="float" office:value="151.80265654649" calcext:value-type="float">
            <text:p>151,8026565465</text:p>
          </table:table-cell>
          <table:table-cell table:formula="of:=[.$C99]/[.E99]" office:value-type="float" office:value="73.4435476171241" calcext:value-type="float">
            <text:p>73,443547617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6.4758" calcext:value-type="float">
            <text:p>26,4758</text:p>
          </table:table-cell>
          <table:table-cell office:value-type="float" office:value="54.508" calcext:value-type="float">
            <text:p>54,508</text:p>
          </table:table-cell>
          <table:table-cell table:formula="of:=[.D100]/[.$C100]" office:value-type="float" office:value="0.00661895" calcext:value-type="float">
            <text:p>0,00661895</text:p>
          </table:table-cell>
          <table:table-cell table:formula="of:=[.E100]/[.$C100]" office:value-type="float" office:value="0.013627" calcext:value-type="float">
            <text:p>0,013627</text:p>
          </table:table-cell>
          <table:table-cell table:formula="of:=[.$C100]/[.D100]" office:value-type="float" office:value="151.08136486905" calcext:value-type="float">
            <text:p>151,0813648691</text:p>
          </table:table-cell>
          <table:table-cell table:formula="of:=[.$C100]/[.E100]" office:value-type="float" office:value="73.3837234901299" calcext:value-type="float">
            <text:p>73,383723490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6.2261" calcext:value-type="float">
            <text:p>26,2261</text:p>
          </table:table-cell>
          <table:table-cell office:value-type="float" office:value="54.69" calcext:value-type="float">
            <text:p>54,69</text:p>
          </table:table-cell>
          <table:table-cell table:formula="of:=[.D101]/[.$C101]" office:value-type="float" office:value="0.006556525" calcext:value-type="float">
            <text:p>0,006556525</text:p>
          </table:table-cell>
          <table:table-cell table:formula="of:=[.E101]/[.$C101]" office:value-type="float" office:value="0.0136725" calcext:value-type="float">
            <text:p>0,0136725</text:p>
          </table:table-cell>
          <table:table-cell table:formula="of:=[.$C101]/[.D101]" office:value-type="float" office:value="152.519818043857" calcext:value-type="float">
            <text:p>152,5198180439</text:p>
          </table:table-cell>
          <table:table-cell table:formula="of:=[.$C101]/[.E101]" office:value-type="float" office:value="73.1395136222344" calcext:value-type="float">
            <text:p>73,1395136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1.4303" calcext:value-type="float">
            <text:p>31,4303</text:p>
          </table:table-cell>
          <table:table-cell office:value-type="float" office:value="54.9089" calcext:value-type="float">
            <text:p>54,9089</text:p>
          </table:table-cell>
          <table:table-cell table:formula="of:=[.D102]/[.$C102]" office:value-type="float" office:value="0.00628606" calcext:value-type="float">
            <text:p>0,00628606</text:p>
          </table:table-cell>
          <table:table-cell table:formula="of:=[.E102]/[.$C102]" office:value-type="float" office:value="0.01098178" calcext:value-type="float">
            <text:p>0,01098178</text:p>
          </table:table-cell>
          <table:table-cell table:formula="of:=[.$C102]/[.D102]" office:value-type="float" office:value="159.082159572133" calcext:value-type="float">
            <text:p>159,0821595721</text:p>
          </table:table-cell>
          <table:table-cell table:formula="of:=[.$C102]/[.E102]" office:value-type="float" office:value="91.0599192480636" calcext:value-type="float">
            <text:p>91,05991924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1.421" calcext:value-type="float">
            <text:p>31,421</text:p>
          </table:table-cell>
          <table:table-cell office:value-type="float" office:value="54.7883" calcext:value-type="float">
            <text:p>54,7883</text:p>
          </table:table-cell>
          <table:table-cell table:formula="of:=[.D103]/[.$C103]" office:value-type="float" office:value="0.0062842" calcext:value-type="float">
            <text:p>0,0062842</text:p>
          </table:table-cell>
          <table:table-cell table:formula="of:=[.E103]/[.$C103]" office:value-type="float" office:value="0.01095766" calcext:value-type="float">
            <text:p>0,01095766</text:p>
          </table:table-cell>
          <table:table-cell table:formula="of:=[.$C103]/[.D103]" office:value-type="float" office:value="159.129244772604" calcext:value-type="float">
            <text:p>159,1292447726</text:p>
          </table:table-cell>
          <table:table-cell table:formula="of:=[.$C103]/[.E103]" office:value-type="float" office:value="91.2603603324067" calcext:value-type="float">
            <text:p>91,2603603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1.2974" calcext:value-type="float">
            <text:p>31,2974</text:p>
          </table:table-cell>
          <table:table-cell office:value-type="float" office:value="54.6979" calcext:value-type="float">
            <text:p>54,6979</text:p>
          </table:table-cell>
          <table:table-cell table:formula="of:=[.D104]/[.$C104]" office:value-type="float" office:value="0.00625948" calcext:value-type="float">
            <text:p>0,00625948</text:p>
          </table:table-cell>
          <table:table-cell table:formula="of:=[.E104]/[.$C104]" office:value-type="float" office:value="0.01093958" calcext:value-type="float">
            <text:p>0,01093958</text:p>
          </table:table-cell>
          <table:table-cell table:formula="of:=[.$C104]/[.D104]" office:value-type="float" office:value="159.757679551656" calcext:value-type="float">
            <text:p>159,7576795517</text:p>
          </table:table-cell>
          <table:table-cell table:formula="of:=[.$C104]/[.E104]" office:value-type="float" office:value="91.411187632432" calcext:value-type="float">
            <text:p>91,4111876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31.5174" calcext:value-type="float">
            <text:p>31,5174</text:p>
          </table:table-cell>
          <table:table-cell office:value-type="float" office:value="54.7805" calcext:value-type="float">
            <text:p>54,7805</text:p>
          </table:table-cell>
          <table:table-cell table:formula="of:=[.D105]/[.$C105]" office:value-type="float" office:value="0.00630348" calcext:value-type="float">
            <text:p>0,00630348</text:p>
          </table:table-cell>
          <table:table-cell table:formula="of:=[.E105]/[.$C105]" office:value-type="float" office:value="0.0109561" calcext:value-type="float">
            <text:p>0,0109561</text:p>
          </table:table-cell>
          <table:table-cell table:formula="of:=[.$C105]/[.D105]" office:value-type="float" office:value="158.642527619664" calcext:value-type="float">
            <text:p>158,6425276197</text:p>
          </table:table-cell>
          <table:table-cell table:formula="of:=[.$C105]/[.E105]" office:value-type="float" office:value="91.2733545696005" calcext:value-type="float">
            <text:p>91,2733545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31.2073" calcext:value-type="float">
            <text:p>31,2073</text:p>
          </table:table-cell>
          <table:table-cell office:value-type="float" office:value="54.4887" calcext:value-type="float">
            <text:p>54,4887</text:p>
          </table:table-cell>
          <table:table-cell table:formula="of:=[.D106]/[.$C106]" office:value-type="float" office:value="0.00624146" calcext:value-type="float">
            <text:p>0,00624146</text:p>
          </table:table-cell>
          <table:table-cell table:formula="of:=[.E106]/[.$C106]" office:value-type="float" office:value="0.01089774" calcext:value-type="float">
            <text:p>0,01089774</text:p>
          </table:table-cell>
          <table:table-cell table:formula="of:=[.$C106]/[.D106]" office:value-type="float" office:value="160.218923136574" calcext:value-type="float">
            <text:p>160,2189231366</text:p>
          </table:table-cell>
          <table:table-cell table:formula="of:=[.$C106]/[.E106]" office:value-type="float" office:value="91.7621451787251" calcext:value-type="float">
            <text:p>91,7621451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2.4423" calcext:value-type="float">
            <text:p>32,4423</text:p>
          </table:table-cell>
          <table:table-cell office:value-type="float" office:value="55.1138" calcext:value-type="float">
            <text:p>55,1138</text:p>
          </table:table-cell>
          <table:table-cell table:formula="of:=[.D107]/[.$C107]" office:value-type="float" office:value="0.00648846" calcext:value-type="float">
            <text:p>0,00648846</text:p>
          </table:table-cell>
          <table:table-cell table:formula="of:=[.E107]/[.$C107]" office:value-type="float" office:value="0.01102276" calcext:value-type="float">
            <text:p>0,01102276</text:p>
          </table:table-cell>
          <table:table-cell table:formula="of:=[.$C107]/[.D107]" office:value-type="float" office:value="154.119775724902" calcext:value-type="float">
            <text:p>154,1197757249</text:p>
          </table:table-cell>
          <table:table-cell table:formula="of:=[.$C107]/[.E107]" office:value-type="float" office:value="90.7213801262116" calcext:value-type="float">
            <text:p>90,7213801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2.5042" calcext:value-type="float">
            <text:p>32,5042</text:p>
          </table:table-cell>
          <table:table-cell office:value-type="float" office:value="54.6053" calcext:value-type="float">
            <text:p>54,6053</text:p>
          </table:table-cell>
          <table:table-cell table:formula="of:=[.D108]/[.$C108]" office:value-type="float" office:value="0.00650084" calcext:value-type="float">
            <text:p>0,00650084</text:p>
          </table:table-cell>
          <table:table-cell table:formula="of:=[.E108]/[.$C108]" office:value-type="float" office:value="0.01092106" calcext:value-type="float">
            <text:p>0,01092106</text:p>
          </table:table-cell>
          <table:table-cell table:formula="of:=[.$C108]/[.D108]" office:value-type="float" office:value="153.826274758339" calcext:value-type="float">
            <text:p>153,8262747583</text:p>
          </table:table-cell>
          <table:table-cell table:formula="of:=[.$C108]/[.E108]" office:value-type="float" office:value="91.5662032806339" calcext:value-type="float">
            <text:p>91,5662032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2.4154" calcext:value-type="float">
            <text:p>32,4154</text:p>
          </table:table-cell>
          <table:table-cell office:value-type="float" office:value="54.9896" calcext:value-type="float">
            <text:p>54,9896</text:p>
          </table:table-cell>
          <table:table-cell table:formula="of:=[.D109]/[.$C109]" office:value-type="float" office:value="0.00648308" calcext:value-type="float">
            <text:p>0,00648308</text:p>
          </table:table-cell>
          <table:table-cell table:formula="of:=[.E109]/[.$C109]" office:value-type="float" office:value="0.01099792" calcext:value-type="float">
            <text:p>0,01099792</text:p>
          </table:table-cell>
          <table:table-cell table:formula="of:=[.$C109]/[.D109]" office:value-type="float" office:value="154.247672402623" calcext:value-type="float">
            <text:p>154,2476724026</text:p>
          </table:table-cell>
          <table:table-cell table:formula="of:=[.$C109]/[.E109]" office:value-type="float" office:value="90.9262842428386" calcext:value-type="float">
            <text:p>90,926284242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32.5136" calcext:value-type="float">
            <text:p>32,5136</text:p>
          </table:table-cell>
          <table:table-cell office:value-type="float" office:value="54.8908" calcext:value-type="float">
            <text:p>54,8908</text:p>
          </table:table-cell>
          <table:table-cell table:formula="of:=[.D110]/[.$C110]" office:value-type="float" office:value="0.00650272" calcext:value-type="float">
            <text:p>0,00650272</text:p>
          </table:table-cell>
          <table:table-cell table:formula="of:=[.E110]/[.$C110]" office:value-type="float" office:value="0.01097816" calcext:value-type="float">
            <text:p>0,01097816</text:p>
          </table:table-cell>
          <table:table-cell table:formula="of:=[.$C110]/[.D110]" office:value-type="float" office:value="153.781802076669" calcext:value-type="float">
            <text:p>153,7818020767</text:p>
          </table:table-cell>
          <table:table-cell table:formula="of:=[.$C110]/[.E110]" office:value-type="float" office:value="91.0899458561362" calcext:value-type="float">
            <text:p>91,08994585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32.4128" calcext:value-type="float">
            <text:p>32,4128</text:p>
          </table:table-cell>
          <table:table-cell office:value-type="float" office:value="55.0451" calcext:value-type="float">
            <text:p>55,0451</text:p>
          </table:table-cell>
          <table:table-cell table:formula="of:=[.D111]/[.$C111]" office:value-type="float" office:value="0.00648256" calcext:value-type="float">
            <text:p>0,00648256</text:p>
          </table:table-cell>
          <table:table-cell table:formula="of:=[.E111]/[.$C111]" office:value-type="float" office:value="0.01100902" calcext:value-type="float">
            <text:p>0,01100902</text:p>
          </table:table-cell>
          <table:table-cell table:formula="of:=[.$C111]/[.D111]" office:value-type="float" office:value="154.260045414157" calcext:value-type="float">
            <text:p>154,2600454142</text:p>
          </table:table-cell>
          <table:table-cell table:formula="of:=[.$C111]/[.E111]" office:value-type="float" office:value="90.8346065317349" calcext:value-type="float">
            <text:p>90,83460653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2.6693" calcext:value-type="float">
            <text:p>32,6693</text:p>
          </table:table-cell>
          <table:table-cell office:value-type="float" office:value="68.0259" calcext:value-type="float">
            <text:p>68,0259</text:p>
          </table:table-cell>
          <table:table-cell table:formula="of:=[.D112]/[.$C112]" office:value-type="float" office:value="0.00653386" calcext:value-type="float">
            <text:p>0,00653386</text:p>
          </table:table-cell>
          <table:table-cell table:formula="of:=[.E112]/[.$C112]" office:value-type="float" office:value="0.01360518" calcext:value-type="float">
            <text:p>0,01360518</text:p>
          </table:table-cell>
          <table:table-cell table:formula="of:=[.$C112]/[.D112]" office:value-type="float" office:value="153.048886875446" calcext:value-type="float">
            <text:p>153,0488868754</text:p>
          </table:table-cell>
          <table:table-cell table:formula="of:=[.$C112]/[.E112]" office:value-type="float" office:value="73.5014163722935" calcext:value-type="float">
            <text:p>73,5014163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3.3893" calcext:value-type="float">
            <text:p>33,3893</text:p>
          </table:table-cell>
          <table:table-cell office:value-type="float" office:value="68.3376" calcext:value-type="float">
            <text:p>68,3376</text:p>
          </table:table-cell>
          <table:table-cell table:formula="of:=[.D113]/[.$C113]" office:value-type="float" office:value="0.00667786" calcext:value-type="float">
            <text:p>0,00667786</text:p>
          </table:table-cell>
          <table:table-cell table:formula="of:=[.E113]/[.$C113]" office:value-type="float" office:value="0.01366752" calcext:value-type="float">
            <text:p>0,01366752</text:p>
          </table:table-cell>
          <table:table-cell table:formula="of:=[.$C113]/[.D113]" office:value-type="float" office:value="149.748572147365" calcext:value-type="float">
            <text:p>149,7485721474</text:p>
          </table:table-cell>
          <table:table-cell table:formula="of:=[.$C113]/[.E113]" office:value-type="float" office:value="73.1661632834633" calcext:value-type="float">
            <text:p>73,16616328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3.2333" calcext:value-type="float">
            <text:p>33,2333</text:p>
          </table:table-cell>
          <table:table-cell office:value-type="float" office:value="68.0971" calcext:value-type="float">
            <text:p>68,0971</text:p>
          </table:table-cell>
          <table:table-cell table:formula="of:=[.D114]/[.$C114]" office:value-type="float" office:value="0.00664666" calcext:value-type="float">
            <text:p>0,00664666</text:p>
          </table:table-cell>
          <table:table-cell table:formula="of:=[.E114]/[.$C114]" office:value-type="float" office:value="0.01361942" calcext:value-type="float">
            <text:p>0,01361942</text:p>
          </table:table-cell>
          <table:table-cell table:formula="of:=[.$C114]/[.D114]" office:value-type="float" office:value="150.451504966404" calcext:value-type="float">
            <text:p>150,4515049664</text:p>
          </table:table-cell>
          <table:table-cell table:formula="of:=[.$C114]/[.E114]" office:value-type="float" office:value="73.4245658038301" calcext:value-type="float">
            <text:p>73,4245658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32.5154" calcext:value-type="float">
            <text:p>32,5154</text:p>
          </table:table-cell>
          <table:table-cell office:value-type="float" office:value="67.6858" calcext:value-type="float">
            <text:p>67,6858</text:p>
          </table:table-cell>
          <table:table-cell table:formula="of:=[.D115]/[.$C115]" office:value-type="float" office:value="0.00650308" calcext:value-type="float">
            <text:p>0,00650308</text:p>
          </table:table-cell>
          <table:table-cell table:formula="of:=[.E115]/[.$C115]" office:value-type="float" office:value="0.01353716" calcext:value-type="float">
            <text:p>0,01353716</text:p>
          </table:table-cell>
          <table:table-cell table:formula="of:=[.$C115]/[.D115]" office:value-type="float" office:value="153.773288964614" calcext:value-type="float">
            <text:p>153,7732889646</text:p>
          </table:table-cell>
          <table:table-cell table:formula="of:=[.$C115]/[.E115]" office:value-type="float" office:value="73.8707380277695" calcext:value-type="float">
            <text:p>73,8707380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32.6002" calcext:value-type="float">
            <text:p>32,6002</text:p>
          </table:table-cell>
          <table:table-cell office:value-type="float" office:value="67.7984" calcext:value-type="float">
            <text:p>67,7984</text:p>
          </table:table-cell>
          <table:table-cell table:formula="of:=[.D116]/[.$C116]" office:value-type="float" office:value="0.00652004" calcext:value-type="float">
            <text:p>0,00652004</text:p>
          </table:table-cell>
          <table:table-cell table:formula="of:=[.E116]/[.$C116]" office:value-type="float" office:value="0.01355968" calcext:value-type="float">
            <text:p>0,01355968</text:p>
          </table:table-cell>
          <table:table-cell table:formula="of:=[.$C116]/[.D116]" office:value-type="float" office:value="153.373292188391" calcext:value-type="float">
            <text:p>153,3732921884</text:p>
          </table:table-cell>
          <table:table-cell table:formula="of:=[.$C116]/[.E116]" office:value-type="float" office:value="73.7480530513994" calcext:value-type="float">
            <text:p>73,74805305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2.7692" calcext:value-type="float">
            <text:p>32,7692</text:p>
          </table:table-cell>
          <table:table-cell office:value-type="float" office:value="68.0762" calcext:value-type="float">
            <text:p>68,0762</text:p>
          </table:table-cell>
          <table:table-cell table:formula="of:=[.D117]/[.$C117]" office:value-type="float" office:value="0.00655384" calcext:value-type="float">
            <text:p>0,00655384</text:p>
          </table:table-cell>
          <table:table-cell table:formula="of:=[.E117]/[.$C117]" office:value-type="float" office:value="0.01361524" calcext:value-type="float">
            <text:p>0,01361524</text:p>
          </table:table-cell>
          <table:table-cell table:formula="of:=[.$C117]/[.D117]" office:value-type="float" office:value="152.582302894181" calcext:value-type="float">
            <text:p>152,5823028942</text:p>
          </table:table-cell>
          <table:table-cell table:formula="of:=[.$C117]/[.E117]" office:value-type="float" office:value="73.4471077997891" calcext:value-type="float">
            <text:p>73,4471077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2.7299" calcext:value-type="float">
            <text:p>32,7299</text:p>
          </table:table-cell>
          <table:table-cell office:value-type="float" office:value="68.3654" calcext:value-type="float">
            <text:p>68,3654</text:p>
          </table:table-cell>
          <table:table-cell table:formula="of:=[.D118]/[.$C118]" office:value-type="float" office:value="0.00654598" calcext:value-type="float">
            <text:p>0,00654598</text:p>
          </table:table-cell>
          <table:table-cell table:formula="of:=[.E118]/[.$C118]" office:value-type="float" office:value="0.01367308" calcext:value-type="float">
            <text:p>0,01367308</text:p>
          </table:table-cell>
          <table:table-cell table:formula="of:=[.$C118]/[.D118]" office:value-type="float" office:value="152.765514101785" calcext:value-type="float">
            <text:p>152,7655141018</text:p>
          </table:table-cell>
          <table:table-cell table:formula="of:=[.$C118]/[.E118]" office:value-type="float" office:value="73.1364111085432" calcext:value-type="float">
            <text:p>73,1364111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3.2416" calcext:value-type="float">
            <text:p>33,2416</text:p>
          </table:table-cell>
          <table:table-cell office:value-type="float" office:value="68.8371" calcext:value-type="float">
            <text:p>68,8371</text:p>
          </table:table-cell>
          <table:table-cell table:formula="of:=[.D119]/[.$C119]" office:value-type="float" office:value="0.00664832" calcext:value-type="float">
            <text:p>0,00664832</text:p>
          </table:table-cell>
          <table:table-cell table:formula="of:=[.E119]/[.$C119]" office:value-type="float" office:value="0.01376742" calcext:value-type="float">
            <text:p>0,01376742</text:p>
          </table:table-cell>
          <table:table-cell table:formula="of:=[.$C119]/[.D119]" office:value-type="float" office:value="150.41393916057" calcext:value-type="float">
            <text:p>150,4139391606</text:p>
          </table:table-cell>
          <table:table-cell table:formula="of:=[.$C119]/[.E119]" office:value-type="float" office:value="72.6352504681342" calcext:value-type="float">
            <text:p>72,6352504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32.7389" calcext:value-type="float">
            <text:p>32,7389</text:p>
          </table:table-cell>
          <table:table-cell office:value-type="float" office:value="68.4122" calcext:value-type="float">
            <text:p>68,4122</text:p>
          </table:table-cell>
          <table:table-cell table:formula="of:=[.D120]/[.$C120]" office:value-type="float" office:value="0.00654778" calcext:value-type="float">
            <text:p>0,00654778</text:p>
          </table:table-cell>
          <table:table-cell table:formula="of:=[.E120]/[.$C120]" office:value-type="float" office:value="0.01368244" calcext:value-type="float">
            <text:p>0,01368244</text:p>
          </table:table-cell>
          <table:table-cell table:formula="of:=[.$C120]/[.D120]" office:value-type="float" office:value="152.723518505509" calcext:value-type="float">
            <text:p>152,7235185055</text:p>
          </table:table-cell>
          <table:table-cell table:formula="of:=[.$C120]/[.E120]" office:value-type="float" office:value="73.0863793300025" calcext:value-type="float">
            <text:p>73,08637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32.7172" calcext:value-type="float">
            <text:p>32,7172</text:p>
          </table:table-cell>
          <table:table-cell office:value-type="float" office:value="68.3475" calcext:value-type="float">
            <text:p>68,3475</text:p>
          </table:table-cell>
          <table:table-cell table:formula="of:=[.D121]/[.$C121]" office:value-type="float" office:value="0.00654344" calcext:value-type="float">
            <text:p>0,00654344</text:p>
          </table:table-cell>
          <table:table-cell table:formula="of:=[.E121]/[.$C121]" office:value-type="float" office:value="0.0136695" calcext:value-type="float">
            <text:p>0,0136695</text:p>
          </table:table-cell>
          <table:table-cell table:formula="of:=[.$C121]/[.D121]" office:value-type="float" office:value="152.824813859377" calcext:value-type="float">
            <text:p>152,8248138594</text:p>
          </table:table-cell>
          <table:table-cell table:formula="of:=[.$C121]/[.E121]" office:value-type="float" office:value="73.1555653096309" calcext:value-type="float">
            <text:p>73,1555653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2.7832" calcext:value-type="float">
            <text:p>32,7832</text:p>
          </table:table-cell>
          <table:table-cell office:value-type="float" office:value="68.3374" calcext:value-type="float">
            <text:p>68,3374</text:p>
          </table:table-cell>
          <table:table-cell table:formula="of:=[.D122]/[.$C122]" office:value-type="float" office:value="0.00655664" calcext:value-type="float">
            <text:p>0,00655664</text:p>
          </table:table-cell>
          <table:table-cell table:formula="of:=[.E122]/[.$C122]" office:value-type="float" office:value="0.01366748" calcext:value-type="float">
            <text:p>0,01366748</text:p>
          </table:table-cell>
          <table:table-cell table:formula="of:=[.$C122]/[.D122]" office:value-type="float" office:value="152.517142926865" calcext:value-type="float">
            <text:p>152,5171429269</text:p>
          </table:table-cell>
          <table:table-cell table:formula="of:=[.$C122]/[.E122]" office:value-type="float" office:value="73.166377415588" calcext:value-type="float">
            <text:p>73,1663774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2.8378" calcext:value-type="float">
            <text:p>32,8378</text:p>
          </table:table-cell>
          <table:table-cell office:value-type="float" office:value="68.1419" calcext:value-type="float">
            <text:p>68,1419</text:p>
          </table:table-cell>
          <table:table-cell table:formula="of:=[.D123]/[.$C123]" office:value-type="float" office:value="0.00656756" calcext:value-type="float">
            <text:p>0,00656756</text:p>
          </table:table-cell>
          <table:table-cell table:formula="of:=[.E123]/[.$C123]" office:value-type="float" office:value="0.01362838" calcext:value-type="float">
            <text:p>0,01362838</text:p>
          </table:table-cell>
          <table:table-cell table:formula="of:=[.$C123]/[.D123]" office:value-type="float" office:value="152.263549933309" calcext:value-type="float">
            <text:p>152,2635499333</text:p>
          </table:table-cell>
          <table:table-cell table:formula="of:=[.$C123]/[.E123]" office:value-type="float" office:value="73.3762927068368" calcext:value-type="float">
            <text:p>73,3762927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2.854" calcext:value-type="float">
            <text:p>32,854</text:p>
          </table:table-cell>
          <table:table-cell office:value-type="float" office:value="68.0136" calcext:value-type="float">
            <text:p>68,0136</text:p>
          </table:table-cell>
          <table:table-cell table:formula="of:=[.D124]/[.$C124]" office:value-type="float" office:value="0.0065708" calcext:value-type="float">
            <text:p>0,0065708</text:p>
          </table:table-cell>
          <table:table-cell table:formula="of:=[.E124]/[.$C124]" office:value-type="float" office:value="0.01360272" calcext:value-type="float">
            <text:p>0,01360272</text:p>
          </table:table-cell>
          <table:table-cell table:formula="of:=[.$C124]/[.D124]" office:value-type="float" office:value="152.188470201498" calcext:value-type="float">
            <text:p>152,1884702015</text:p>
          </table:table-cell>
          <table:table-cell table:formula="of:=[.$C124]/[.E124]" office:value-type="float" office:value="73.5147088229413" calcext:value-type="float">
            <text:p>73,5147088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33.0137" calcext:value-type="float">
            <text:p>33,0137</text:p>
          </table:table-cell>
          <table:table-cell office:value-type="float" office:value="68.1825" calcext:value-type="float">
            <text:p>68,1825</text:p>
          </table:table-cell>
          <table:table-cell table:formula="of:=[.D125]/[.$C125]" office:value-type="float" office:value="0.00660274" calcext:value-type="float">
            <text:p>0,00660274</text:p>
          </table:table-cell>
          <table:table-cell table:formula="of:=[.E125]/[.$C125]" office:value-type="float" office:value="0.0136365" calcext:value-type="float">
            <text:p>0,0136365</text:p>
          </table:table-cell>
          <table:table-cell table:formula="of:=[.$C125]/[.D125]" office:value-type="float" office:value="151.45227587335" calcext:value-type="float">
            <text:p>151,4522758734</text:p>
          </table:table-cell>
          <table:table-cell table:formula="of:=[.$C125]/[.E125]" office:value-type="float" office:value="73.3326000073333" calcext:value-type="float">
            <text:p>73,33260000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33.0062" calcext:value-type="float">
            <text:p>33,0062</text:p>
          </table:table-cell>
          <table:table-cell office:value-type="float" office:value="67.8343" calcext:value-type="float">
            <text:p>67,8343</text:p>
          </table:table-cell>
          <table:table-cell table:formula="of:=[.D126]/[.$C126]" office:value-type="float" office:value="0.00660124" calcext:value-type="float">
            <text:p>0,00660124</text:p>
          </table:table-cell>
          <table:table-cell table:formula="of:=[.E126]/[.$C126]" office:value-type="float" office:value="0.01356686" calcext:value-type="float">
            <text:p>0,01356686</text:p>
          </table:table-cell>
          <table:table-cell table:formula="of:=[.$C126]/[.D126]" office:value-type="float" office:value="151.486690379383" calcext:value-type="float">
            <text:p>151,4866903794</text:p>
          </table:table-cell>
          <table:table-cell table:formula="of:=[.$C126]/[.E126]" office:value-type="float" office:value="73.7090233112157" calcext:value-type="float">
            <text:p>73,7090233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 total</text:p>
          </table:table-cell>
          <table:table-cell table:formula="of:=AVERAGE([.F2:.F126])" office:value-type="float" office:value="0.00650949593333333" calcext:value-type="float">
            <text:p>0,0065094959</text:p>
          </table:table-cell>
          <table:table-cell table:formula="of:=AVERAGE([.G2:.G126])" office:value-type="float" office:value="0.0125575833466667" calcext:value-type="float">
            <text:p>0,0125575833</text:p>
          </table:table-cell>
          <table:table-cell table:formula="of:=AVERAGE([.H2:.H126])" office:value-type="float" office:value="153.668111351166" calcext:value-type="float">
            <text:p>153,6681113512</text:p>
          </table:table-cell>
          <table:table-cell table:formula="of:=AVERAGE([.I2:.I126])" office:value-type="float" office:value="80.5228884947264" calcext:value-type="float">
            <text:p>80,52288849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 1000</text:p>
          </table:table-cell>
          <table:table-cell table:formula="of:=AVERAGE([.F2:.F26])" office:value-type="float" office:value="0.0065176328" calcext:value-type="float">
            <text:p>0,0065176328</text:p>
          </table:table-cell>
          <table:table-cell table:formula="of:=AVERAGE([.G2:.G26])" office:value-type="float" office:value="0.012545748" calcext:value-type="float">
            <text:p>0,012545748</text:p>
          </table:table-cell>
          <table:table-cell table:formula="of:=AVERAGE([.H2:.H26])" office:value-type="float" office:value="153.470550016" calcext:value-type="float">
            <text:p>153,470550016</text:p>
          </table:table-cell>
          <table:table-cell table:formula="of:=AVERAGE([.I2:.I26])" office:value-type="float" office:value="80.6139014596566" calcext:value-type="float">
            <text:p>80,61390145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 2000</text:p>
          </table:table-cell>
          <table:table-cell table:formula="of:=AVERAGE([.F27:.F51])" office:value-type="float" office:value="0.006520608" calcext:value-type="float">
            <text:p>0,006520608</text:p>
          </table:table-cell>
          <table:table-cell table:formula="of:=AVERAGE([.G27:.G51])" office:value-type="float" office:value="0.01255402" calcext:value-type="float">
            <text:p>0,01255402</text:p>
          </table:table-cell>
          <table:table-cell table:formula="of:=AVERAGE([.H27:.H51])" office:value-type="float" office:value="153.410983090715" calcext:value-type="float">
            <text:p>153,4109830907</text:p>
          </table:table-cell>
          <table:table-cell table:formula="of:=AVERAGE([.I27:.I51])" office:value-type="float" office:value="80.5423850906462" calcext:value-type="float">
            <text:p>80,54238509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 3000</text:p>
          </table:table-cell>
          <table:table-cell table:formula="of:=AVERAGE([.F52:.F76])" office:value-type="float" office:value="0.00649532666666667" calcext:value-type="float">
            <text:p>0,0064953267</text:p>
          </table:table-cell>
          <table:table-cell table:formula="of:=AVERAGE([.G52:.G76])" office:value-type="float" office:value="0.0125435893333333" calcext:value-type="float">
            <text:p>0,0125435893</text:p>
          </table:table-cell>
          <table:table-cell table:formula="of:=AVERAGE([.H52:.H76])" office:value-type="float" office:value="153.994790425713" calcext:value-type="float">
            <text:p>153,9947904257</text:p>
          </table:table-cell>
          <table:table-cell table:formula="of:=AVERAGE([.I52:.I76])" office:value-type="float" office:value="80.6005487139834" calcext:value-type="float">
            <text:p>80,6005487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 4000</text:p>
          </table:table-cell>
          <table:table-cell table:formula="of:=AVERAGE([.F77:.F101])" office:value-type="float" office:value="0.006515825" calcext:value-type="float">
            <text:p>0,006515825</text:p>
          </table:table-cell>
          <table:table-cell table:formula="of:=AVERAGE([.G77:.G101])" office:value-type="float" office:value="0.012578145" calcext:value-type="float">
            <text:p>0,012578145</text:p>
          </table:table-cell>
          <table:table-cell table:formula="of:=AVERAGE([.H77:.H101])" office:value-type="float" office:value="153.517038503106" calcext:value-type="float">
            <text:p>153,5170385031</text:p>
          </table:table-cell>
          <table:table-cell table:formula="of:=AVERAGE([.I77:.I101])" office:value-type="float" office:value="80.3705656166436" calcext:value-type="float">
            <text:p>80,37056561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 5000</text:p>
          </table:table-cell>
          <table:table-cell table:formula="of:=AVERAGE([.F102:.F126])" office:value-type="float" office:value="0.0064980872" calcext:value-type="float">
            <text:p>0,0064980872</text:p>
          </table:table-cell>
          <table:table-cell table:formula="of:=AVERAGE([.G102:.G126])" office:value-type="float" office:value="0.0125664144" calcext:value-type="float">
            <text:p>0,0125664144</text:p>
          </table:table-cell>
          <table:table-cell table:formula="of:=AVERAGE([.H102:.H126])" office:value-type="float" office:value="153.947194720295" calcext:value-type="float">
            <text:p>153,9471947203</text:p>
          </table:table-cell>
          <table:table-cell table:formula="of:=AVERAGE([.I102:.I126])" office:value-type="float" office:value="80.4870415927021" calcext:value-type="float">
            <text:p>80,4870415927</text:p>
          </table:table-cell>
        </table:table-row>
      </table:table>
      <table:table table:name="Hoja2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#hilos_archivos</text:p>
          </table:table-cell>
          <table:table-cell office:value-type="string" calcext:value-type="string">
            <text:p>#hilos_max</text:p>
          </table:table-cell>
          <table:table-cell office:value-type="string" calcext:value-type="string">
            <text:p><text:s/>#cant_archivos</text:p>
          </table:table-cell>
          <table:table-cell office:value-type="string" calcext:value-type="string">
            <text:p><text:s/>maximum</text:p>
          </table:table-cell>
          <table:table-cell office:value-type="string" calcext:value-type="string">
            <text:p><text:s/>maximum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39632" calcext:value-type="float">
            <text:p>6,39632</text:p>
          </table:table-cell>
          <table:table-cell office:value-type="float" office:value="11.0653" calcext:value-type="float">
            <text:p>11,065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30975" calcext:value-type="float">
            <text:p>6,30975</text:p>
          </table:table-cell>
          <table:table-cell office:value-type="float" office:value="10.8612" calcext:value-type="float">
            <text:p>10,8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30308" calcext:value-type="float">
            <text:p>6,30308</text:p>
          </table:table-cell>
          <table:table-cell office:value-type="float" office:value="10.934" calcext:value-type="float">
            <text:p>10,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25455" calcext:value-type="float">
            <text:p>6,25455</text:p>
          </table:table-cell>
          <table:table-cell office:value-type="float" office:value="10.9008" calcext:value-type="float">
            <text:p>10,9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3673" calcext:value-type="float">
            <text:p>6,3673</text:p>
          </table:table-cell>
          <table:table-cell office:value-type="float" office:value="10.9535" calcext:value-type="float">
            <text:p>10,9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1775" calcext:value-type="float">
            <text:p>6,51775</text:p>
          </table:table-cell>
          <table:table-cell office:value-type="float" office:value="10.9603" calcext:value-type="float">
            <text:p>10,9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0677" calcext:value-type="float">
            <text:p>6,50677</text:p>
          </table:table-cell>
          <table:table-cell office:value-type="float" office:value="10.9159" calcext:value-type="float">
            <text:p>10,91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51083" calcext:value-type="float">
            <text:p>6,51083</text:p>
          </table:table-cell>
          <table:table-cell office:value-type="float" office:value="11.0093" calcext:value-type="float">
            <text:p>11,009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57188" calcext:value-type="float">
            <text:p>6,57188</text:p>
          </table:table-cell>
          <table:table-cell office:value-type="float" office:value="10.9668" calcext:value-type="float">
            <text:p>10,9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49299" calcext:value-type="float">
            <text:p>6,49299</text:p>
          </table:table-cell>
          <table:table-cell office:value-type="float" office:value="10.9713" calcext:value-type="float">
            <text:p>10,9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5736" calcext:value-type="float">
            <text:p>6,55736</text:p>
          </table:table-cell>
          <table:table-cell office:value-type="float" office:value="13.5934" calcext:value-type="float">
            <text:p>13,5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8305" calcext:value-type="float">
            <text:p>6,58305</text:p>
          </table:table-cell>
          <table:table-cell office:value-type="float" office:value="13.5206" calcext:value-type="float">
            <text:p>13,5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56684" calcext:value-type="float">
            <text:p>6,56684</text:p>
          </table:table-cell>
          <table:table-cell office:value-type="float" office:value="13.5627" calcext:value-type="float">
            <text:p>13,5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5334" calcext:value-type="float">
            <text:p>6,5334</text:p>
          </table:table-cell>
          <table:table-cell office:value-type="float" office:value="13.4512" calcext:value-type="float">
            <text:p>13,4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55594" calcext:value-type="float">
            <text:p>6,55594</text:p>
          </table:table-cell>
          <table:table-cell office:value-type="float" office:value="13.5375" calcext:value-type="float">
            <text:p>13,5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7977" calcext:value-type="float">
            <text:p>6,57977</text:p>
          </table:table-cell>
          <table:table-cell office:value-type="float" office:value="13.6959" calcext:value-type="float">
            <text:p>13,6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21" calcext:value-type="float">
            <text:p>6,521</text:p>
          </table:table-cell>
          <table:table-cell office:value-type="float" office:value="13.6621" calcext:value-type="float">
            <text:p>13,6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60373" calcext:value-type="float">
            <text:p>6,60373</text:p>
          </table:table-cell>
          <table:table-cell office:value-type="float" office:value="13.6469" calcext:value-type="float">
            <text:p>13,64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6564" calcext:value-type="float">
            <text:p>6,6564</text:p>
          </table:table-cell>
          <table:table-cell office:value-type="float" office:value="13.7518" calcext:value-type="float">
            <text:p>13,7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79" calcext:value-type="float">
            <text:p>6,57579</text:p>
          </table:table-cell>
          <table:table-cell office:value-type="float" office:value="13.6735" calcext:value-type="float">
            <text:p>13,6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.59998" calcext:value-type="float">
            <text:p>6,59998</text:p>
          </table:table-cell>
          <table:table-cell office:value-type="float" office:value="13.6098" calcext:value-type="float">
            <text:p>13,6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.56002" calcext:value-type="float">
            <text:p>6,56002</text:p>
          </table:table-cell>
          <table:table-cell office:value-type="float" office:value="13.5691" calcext:value-type="float">
            <text:p>13,5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.591" calcext:value-type="float">
            <text:p>6,591</text:p>
          </table:table-cell>
          <table:table-cell office:value-type="float" office:value="13.6316" calcext:value-type="float">
            <text:p>13,6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.60847" calcext:value-type="float">
            <text:p>6,60847</text:p>
          </table:table-cell>
          <table:table-cell office:value-type="float" office:value="13.5964" calcext:value-type="float">
            <text:p>13,5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.61685" calcext:value-type="float">
            <text:p>6,61685</text:p>
          </table:table-cell>
          <table:table-cell office:value-type="float" office:value="13.6028" calcext:value-type="float">
            <text:p>13,6028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6.5176328" calcext:value-type="float">
            <text:p>6,5176328</text:p>
          </table:table-cell>
          <table:table-cell table:formula="of:=AVERAGE([.E2:.E26])" office:value-type="float" office:value="12.545748" calcext:value-type="float">
            <text:p>12,545748</text:p>
          </table:table-cell>
        </table:table-row>
      </table:table>
      <table:named-expressions/>
      <table:database-ranges>
        <table:database-range table:name="__Anonymous_Sheet_DB__0" table:target-range-address="'valores-tiempos-7'.A1:'valores-tiempos-7'.I132" table:display-filter-buttons="true">
          <table:filter>
            <table:filter-and>
              <table:filter-condition table:field-number="2" table:value="" table:operator="=">
                <table:filter-set-item table:value=""/>
                <table:filter-set-item table:value="500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00:19:26.255561803</dc:date>
    <meta:editing-duration>PT30M9S</meta:editing-duration>
    <meta:editing-cycles>1</meta:editing-cycles>
    <meta:document-statistic meta:table-count="2" meta:cell-count="1294" meta:object-count="0"/>
    <meta:generator>LibreOffice/5.1.6.2$Linux_X86_64 LibreOffice_project/10m0$Build-2</meta:generator>
  </office:meta>
</office:document-meta>
</file>